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apple-system" svg:font-family="apple-system, BlinkMacSystemFont, 'Segoe UI', Helvetica, Arial, sans-serif, 'Apple Color Emoji', 'Segoe UI Emoji', 'Segoe UI Symbol'"/>
    <style:font-face style:name="Calibri1" svg:font-family="Calibr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458in" fo:margin-left="-0.0785in" fo:margin-top="0in" fo:margin-bottom="0in" table:align="left" style:writing-mode="lr-tb"/>
    </style:style>
    <style:style style:name="Table1.A" style:family="table-column">
      <style:table-column-properties style:column-width="6.6458in"/>
    </style:style>
    <style:style style:name="Table1.1" style:family="table-row">
      <style:table-row-properties style:min-row-height="0.875in"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style:min-row-height="0.3368in"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2" style:family="table-row">
      <style:table-row-properties style:min-row-height="0.5556in" fo:keep-together="auto"/>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background-color="#ffffff" fo:padding-left="0.0785in" fo:padding-right="0.075in" fo:padding-top="0in" fo:padding-bottom="0in" fo:border="none">
        <style:background-image/>
      </style:table-cell-properties>
    </style:style>
    <style:style style:name="Table5" style:family="table">
      <style:table-properties style:width="6.5in" table:align="margins" style:writing-mode="lr-tb"/>
    </style:style>
    <style:style style:name="Table5.A" style:family="table-column">
      <style:table-column-properties style:column-width="2.375in" style:rel-column-width="23945*"/>
    </style:style>
    <style:style style:name="Table5.B" style:family="table-column">
      <style:table-column-properties style:column-width="4.125in" style:rel-column-width="41590*"/>
    </style:style>
    <style:style style:name="Table5.1" style:family="table-row">
      <style:table-row-properties style:min-row-height="0.4375in"/>
    </style:style>
    <style:style style:name="Table5.A1" style:family="table-cell">
      <style:table-cell-properties fo:background-color="#ffffff" fo:padding="0.0382in" fo:border="none">
        <style:background-image/>
      </style:table-cell-properties>
    </style:style>
    <style:style style:name="Table5.A2" style:family="table-cell">
      <style:table-cell-properties fo:padding="0.0382in" fo:border="none"/>
    </style:style>
    <style:style style:name="Table5.B2" style:family="table-cell">
      <style:table-cell-properties fo:padding="0.0382in" fo:border="none"/>
    </style:style>
    <style:style style:name="Table5.A3" style:family="table-cell">
      <style:table-cell-properties fo:padding="0.0382in" fo:border="none"/>
    </style:style>
    <style:style style:name="Table5.B3" style:family="table-cell">
      <style:table-cell-properties fo:padding="0.0382in" fo:border="none"/>
    </style:style>
    <style:style style:name="Table5.A4" style:family="table-cell">
      <style:table-cell-properties fo:padding="0.0382in" fo:border="none"/>
    </style:style>
    <style:style style:name="Table5.B4" style:family="table-cell">
      <style:table-cell-properties fo:padding="0.0382in" fo:border="none"/>
    </style:style>
    <style:style style:name="Table5.A5" style:family="table-cell">
      <style:table-cell-properties fo:padding="0.0382in" fo:border="none"/>
    </style:style>
    <style:style style:name="Table5.B5" style:family="table-cell">
      <style:table-cell-properties fo:padding="0.0382in" fo:border="none"/>
    </style:style>
    <style:style style:name="Table5.A6" style:family="table-cell">
      <style:table-cell-properties fo:padding="0.0382in" fo:border="none"/>
    </style:style>
    <style:style style:name="Table5.B6" style:family="table-cell">
      <style:table-cell-properties fo:padding="0.0382in" fo:border="none"/>
    </style:style>
    <style:style style:name="Table5.A7" style:family="table-cell">
      <style:table-cell-properties fo:padding="0.0382in" fo:border="none"/>
    </style:style>
    <style:style style:name="Table5.B7" style:family="table-cell">
      <style:table-cell-properties fo:padding="0.0382in" fo:border="none"/>
    </style:style>
    <style:style style:name="Table5.A8" style:family="table-cell">
      <style:table-cell-properties fo:padding="0.0382in" fo:border="none"/>
    </style:style>
    <style:style style:name="Table5.B8" style:family="table-cell">
      <style:table-cell-properties fo:padding="0.0382in" fo:border="none"/>
    </style:style>
    <style:style style:name="Table6" style:family="table">
      <style:table-properties style:width="6.5in" table:align="margins" style:writing-mode="lr-tb"/>
    </style:style>
    <style:style style:name="Table6.A" style:family="table-column">
      <style:table-column-properties style:column-width="6.5in" style:rel-column-width="65535*"/>
    </style:style>
    <style:style style:name="Table6.A1" style:family="table-cell">
      <style:table-cell-properties fo:background-color="#ffffff" fo:padding="0.0382in" fo:border="none">
        <style:background-image/>
      </style:table-cell-properties>
    </style:style>
    <style:style style:name="Table6.A2" style:family="table-cell">
      <style:table-cell-properties fo:padding="0.0382in" fo:border="none"/>
    </style:style>
    <style:style style:name="Table6.A3" style:family="table-cell">
      <style:table-cell-properties fo:padding="0.0382in" fo:border="none"/>
    </style:style>
    <style:style style:name="Table6.A4" style:family="table-cell">
      <style:table-cell-properties fo:padding="0.0382in" fo:border="none"/>
    </style:style>
    <style:style style:name="Table6.A5" style:family="table-cell">
      <style:table-cell-properties fo:padding="0.0382in" fo:border="none"/>
    </style:style>
    <style:style style:name="Table6.A6" style:family="table-cell">
      <style:table-cell-properties fo:padding="0.0382in" fo:border="none"/>
    </style:style>
    <style:style style:name="Table6.A7" style:family="table-cell">
      <style:table-cell-properties fo:padding="0.0382in" fo:border="none"/>
    </style:style>
    <style:style style:name="Table6.A8" style:family="table-cell">
      <style:table-cell-properties fo:padding="0.0382in" fo:border="none"/>
    </style:style>
    <style:style style:name="Table6.A9" style:family="table-cell">
      <style:table-cell-properties fo:padding="0.0382in" fo:border="none"/>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6.65in"/>
    </style:style>
    <style:style style:name="Table7.1" style:family="table-row">
      <style:table-row-properties fo:keep-together="auto"/>
    </style:style>
    <style:style style:name="Table7.A1" style:family="table-cell">
      <style:table-cell-properties fo:background-color="#ffffff" fo:padding-left="0.0785in" fo:padding-right="0.075in" fo:padding-top="0in" fo:padding-bottom="0in" fo:border="none">
        <style:background-image/>
      </style:table-cell-properties>
    </style:style>
    <style:style style:name="Table4" style:family="table">
      <style:table-properties style:width="6.5in" table:align="margins" style:writing-mode="lr-tb"/>
    </style:style>
    <style:style style:name="Table4.A" style:family="table-column">
      <style:table-column-properties style:column-width="1.875in" style:rel-column-width="18904*"/>
    </style:style>
    <style:style style:name="Table4.B" style:family="table-column">
      <style:table-column-properties style:column-width="4.625in" style:rel-column-width="46631*"/>
    </style:style>
    <style:style style:name="Table4.A1" style:family="table-cell">
      <style:table-cell-properties fo:padding="0.0382in" fo:border="none"/>
    </style:style>
    <style:style style:name="Table8" style:family="table" style:master-page-name="">
      <style:table-properties style:width="6.65in" fo:margin-left="-0.0785in" fo:margin-top="0in" fo:margin-bottom="0in" style:page-number="auto" table:align="left" style:writing-mode="lr-tb"/>
    </style:style>
    <style:style style:name="Table8.A" style:family="table-column">
      <style:table-column-properties style:column-width="3.325in"/>
    </style:style>
    <style:style style:name="Table8.1" style:family="table-row">
      <style:table-row-properties fo:keep-together="auto"/>
    </style:style>
    <style:style style:name="Table8.A1" style:family="table-cell">
      <style:table-cell-properties fo:background-color="#ffffff" fo:padding-left="0.0785in" fo:padding-right="0.075in" fo:padding-top="0in" fo:padding-bottom="0in" fo:border="none">
        <style:background-image/>
      </style:table-cell-properties>
    </style:style>
    <style:style style:name="Table8.2" style:family="table-row">
      <style:table-row-properties style:min-row-height="0.4944in" fo:keep-together="auto"/>
    </style:style>
    <style:style style:name="Table8.4" style:family="table-row">
      <style:table-row-properties style:min-row-height="0.7458in" fo:keep-together="auto"/>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6.65in"/>
    </style:style>
    <style:style style:name="Table9.1" style:family="table-row">
      <style:table-row-properties style:min-row-height="0.2868in" fo:keep-together="auto"/>
    </style:style>
    <style:style style:name="Table9.A1" style:family="table-cell">
      <style:table-cell-properties fo:background-color="#ffffff" fo:padding-left="0.0785in" fo:padding-right="0.075in" fo:padding-top="0in" fo:padding-bottom="0in" fo:border="none">
        <style:background-image/>
      </style:table-cell-properties>
    </style:style>
    <style:style style:name="Table9.2" style:family="table-row">
      <style:table-row-properties style:min-row-height="0.5556in" fo:keep-together="auto"/>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6.65in"/>
    </style:style>
    <style:style style:name="Table10.1" style:family="table-row">
      <style:table-row-properties style:min-row-height="0.3243in" fo:keep-together="auto"/>
    </style:style>
    <style:style style:name="Table10.A1" style:family="table-cell">
      <style:table-cell-properties fo:background-color="#ffffff" fo:padding-left="0.0785in" fo:padding-right="0.075in" fo:padding-top="0in" fo:padding-bottom="0in" fo:border="none">
        <style:background-image/>
      </style:table-cell-properties>
    </style:style>
    <style:style style:name="Table10.2" style:family="table-row">
      <style:table-row-properties fo:keep-together="auto"/>
    </style:style>
    <style:style style:name="P1" style:family="paragraph" style:parent-style-name="Standard">
      <style:paragraph-properties fo:margin-top="0in" fo:margin-bottom="0.139in" loext:contextual-spacing="false" fo:line-height="115%" fo:text-align="start" style:justify-single-word="false" fo:orphans="2" fo:widows="2" style:writing-mode="lr-tb"/>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928f"/>
    </style:style>
    <style:style style:name="P6" style:family="paragraph" style:parent-style-name="Standard">
      <style:paragraph-properties fo:margin-top="0in" fo:margin-bottom="0in" loext:contextual-spacing="false" fo:line-height="100%"/>
      <style:text-properties officeooo:paragraph-rsid="0029658a"/>
    </style:style>
    <style:style style:name="P7" style:family="paragraph" style:parent-style-name="Standard">
      <style:paragraph-properties fo:margin-top="0in" fo:margin-bottom="0in" loext:contextual-spacing="false" fo:line-height="100%"/>
      <style:text-properties officeooo:paragraph-rsid="0044ac1b"/>
    </style:style>
    <style:style style:name="P8" style:family="paragraph" style:parent-style-name="Standard">
      <style:paragraph-properties fo:margin-top="0in" fo:margin-bottom="0in" loext:contextual-spacing="false" fo:line-height="100%"/>
      <style:text-properties officeooo:paragraph-rsid="0046b4d2"/>
    </style:style>
    <style:style style:name="P9" style:family="paragraph" style:parent-style-name="Standard">
      <style:paragraph-properties fo:margin-top="0in" fo:margin-bottom="0in" loext:contextual-spacing="false" fo:line-height="100%"/>
      <style:text-properties officeooo:paragraph-rsid="005c96e4"/>
    </style:style>
    <style:style style:name="P10" style:family="paragraph" style:parent-style-name="Standard">
      <style:paragraph-properties fo:margin-top="0in" fo:margin-bottom="0in" loext:contextual-spacing="false" fo:line-height="100%" fo:text-align="start" style:justify-single-word="false"/>
      <style:text-properties officeooo:paragraph-rsid="00617b96"/>
    </style:style>
    <style:style style:name="P11" style:family="paragraph" style:parent-style-name="Standard">
      <style:paragraph-properties fo:margin-top="0in" fo:margin-bottom="0in" loext:contextual-spacing="false" fo:orphans="0" fo:widows="0"/>
    </style:style>
    <style:style style:name="P12" style:family="paragraph" style:parent-style-name="Standard">
      <style:paragraph-properties fo:margin-top="0in" fo:margin-bottom="0in" loext:contextual-spacing="false" fo:line-height="100%"/>
      <style:text-properties fo:font-size="12pt" fo:font-weight="normal" officeooo:paragraph-rsid="00417608" style:font-size-asian="12pt" style:font-weight-asian="normal" style:font-size-complex="12pt" style:font-weight-complex="normal"/>
    </style:style>
    <style:style style:name="P13" style:family="paragraph" style:parent-style-name="Standard">
      <style:paragraph-properties fo:margin-top="0in" fo:margin-bottom="0in" loext:contextual-spacing="false" fo:line-height="100%"/>
      <style:text-properties fo:font-size="12pt" fo:font-weight="normal" officeooo:rsid="00635f69" officeooo:paragraph-rsid="00635f69" style:font-size-asian="12pt" style:font-weight-asian="normal" style:font-size-complex="12pt" style:font-weight-complex="normal"/>
    </style:style>
    <style:style style:name="P14" style:family="paragraph" style:parent-style-name="Standard">
      <style:paragraph-properties fo:margin-top="0in" fo:margin-bottom="0in" loext:contextual-spacing="false" fo:line-height="100%"/>
      <style:text-properties fo:font-weight="bold" officeooo:rsid="001edb9c" officeooo:paragraph-rsid="00417608" style:font-weight-asian="bold" style:font-weight-complex="bold"/>
    </style:style>
    <style:style style:name="P15" style:family="paragraph" style:parent-style-name="Standard">
      <style:paragraph-properties fo:margin-top="0in" fo:margin-bottom="0in" loext:contextual-spacing="false" fo:line-height="100%"/>
      <style:text-properties fo:color="#1b75bc" fo:font-size="14pt" fo:font-weight="bold" style:font-size-asian="14pt" style:font-weight-asian="bold" style:font-size-complex="14pt"/>
    </style:style>
    <style:style style:name="P16" style:family="paragraph" style:parent-style-name="Standard">
      <style:paragraph-properties fo:margin-top="0in" fo:margin-bottom="0in" loext:contextual-spacing="false" fo:line-height="100%" fo:text-align="center" style:justify-single-word="false"/>
      <style:text-properties fo:color="#1b75bc" fo:font-size="18pt" fo:font-weight="bold" style:font-size-asian="18pt" style:font-weight-asian="bold" style:font-size-complex="18pt"/>
    </style:style>
    <style:style style:name="P17" style:family="paragraph" style:parent-style-name="Standard">
      <style:paragraph-properties fo:margin-top="0in" fo:margin-bottom="0in" loext:contextual-spacing="false" fo:line-height="115%"/>
      <style:text-properties fo:color="#5e8ac7" style:text-line-through-style="none" style:text-line-through-type="none" style:font-name="Calibri1" fo:font-size="14pt" fo:font-style="normal" fo:font-weight="bold" officeooo:paragraph-rsid="0046b4d2" style:font-size-asian="14pt" style:font-style-asian="normal" style:font-weight-asian="bold" style:font-size-complex="14pt" style:font-style-complex="normal" style:font-weight-complex="bold"/>
    </style:style>
    <style:style style:name="P18" style:family="paragraph" style:parent-style-name="Standard">
      <style:paragraph-properties fo:margin-top="0in" fo:margin-bottom="0in" loext:contextual-spacing="false" fo:line-height="115%"/>
      <style:text-properties fo:color="#5e8ac7" style:font-name="Calibri1" fo:font-size="14pt" fo:font-weight="bold"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15%"/>
      <style:text-properties fo:color="#5e8ac7" style:font-name="Calibri1" fo:font-size="14pt" fo:font-weight="bold" officeooo:paragraph-rsid="00417608"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15%"/>
      <style:text-properties fo:color="#5e8ac7" style:font-name="Calibri1" fo:font-size="14pt" fo:font-weight="bold" officeooo:rsid="00858235" officeooo:paragraph-rsid="00858235"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15%"/>
      <style:text-properties fo:color="#000000" fo:font-size="11pt" fo:font-weight="normal" officeooo:rsid="005d6205" officeooo:paragraph-rsid="005d6205" style:font-size-asian="11pt" style:font-weight-asian="normal" style:font-size-complex="11pt" style:font-weight-complex="normal"/>
    </style:style>
    <style:style style:name="P22" style:family="paragraph" style:parent-style-name="Standard">
      <style:paragraph-properties fo:margin-top="0in" fo:margin-bottom="0in" loext:contextual-spacing="false" fo:line-height="100%"/>
      <style:text-properties fo:color="#000000" officeooo:paragraph-rsid="005fd81e"/>
    </style:style>
    <style:style style:name="P23" style:family="paragraph" style:parent-style-name="Standard">
      <style:paragraph-properties fo:margin-top="0in" fo:margin-bottom="0in" loext:contextual-spacing="false" fo:line-height="100%"/>
      <style:text-properties fo:font-size="11pt" fo:font-weight="normal" officeooo:rsid="00635f69" officeooo:paragraph-rsid="00652078" style:font-size-asian="11pt" style:font-weight-asian="normal" style:font-size-complex="11pt" style:font-weight-complex="normal"/>
    </style:style>
    <style:style style:name="P24" style:family="paragraph" style:parent-style-name="Standard">
      <style:paragraph-properties fo:margin-top="0in" fo:margin-bottom="0in" loext:contextual-spacing="false" fo:line-height="100%"/>
      <style:text-properties fo:font-size="11pt" style:font-size-asian="11pt" style:font-size-complex="11pt"/>
    </style:style>
    <style:style style:name="P25" style:family="paragraph" style:parent-style-name="Standard">
      <style:paragraph-properties fo:margin-top="0in" fo:margin-bottom="0in" loext:contextual-spacing="false"/>
      <style:text-properties officeooo:rsid="00652078" officeooo:paragraph-rsid="00652078"/>
    </style:style>
    <style:style style:name="P26" style:family="paragraph" style:parent-style-name="Standard">
      <style:paragraph-properties fo:margin-top="0in" fo:margin-bottom="0in" loext:contextual-spacing="false" fo:line-height="100%" fo:text-align="start" style:justify-single-word="false"/>
      <style:text-properties officeooo:rsid="00665970" officeooo:paragraph-rsid="00665970"/>
    </style:style>
    <style:style style:name="P27" style:family="paragraph" style:parent-style-name="Standard">
      <style:paragraph-properties fo:margin-top="0in" fo:margin-bottom="0in" loext:contextual-spacing="false" fo:line-height="115%"/>
      <style:text-properties style:font-name="DejaVu Sans Mono" fo:font-size="11pt" fo:font-weight="normal" officeooo:rsid="00635f69" officeooo:paragraph-rsid="00652078" style:font-size-asian="11pt" style:font-weight-asian="normal" style:font-size-complex="11pt" style:font-weight-complex="normal"/>
    </style:style>
    <style:style style:name="P28" style:family="paragraph" style:parent-style-name="Standard">
      <style:paragraph-properties fo:margin-top="0in" fo:margin-bottom="0in" loext:contextual-spacing="false" fo:line-height="115%"/>
      <style:text-properties style:font-name="DejaVu Sans Mono"/>
    </style:style>
    <style:style style:name="P29" style:family="paragraph" style:parent-style-name="Standard">
      <style:paragraph-properties fo:margin-top="0in" fo:margin-bottom="0in" loext:contextual-spacing="false" fo:line-height="115%"/>
      <style:text-properties style:font-name="DejaVu Sans Mono" officeooo:paragraph-rsid="0046b4d2"/>
    </style:style>
    <style:style style:name="P30" style:family="paragraph" style:parent-style-name="Standard">
      <style:paragraph-properties fo:margin-top="0in" fo:margin-bottom="0in" loext:contextual-spacing="false" fo:line-height="115%"/>
      <style:text-properties officeooo:paragraph-rsid="0046b4d2"/>
    </style:style>
    <style:style style:name="P31" style:family="paragraph" style:parent-style-name="Standard">
      <style:paragraph-properties fo:margin-top="0in" fo:margin-bottom="0in" loext:contextual-spacing="false" fo:line-height="100%" fo:text-align="start" style:justify-single-word="false"/>
      <style:text-properties fo:font-variant="normal" fo:text-transform="none" fo:color="#24292e" style:font-name="apple-system" fo:font-size="10pt" fo:letter-spacing="normal" fo:font-style="normal" fo:font-weight="normal" officeooo:rsid="00617b96" officeooo:paragraph-rsid="00617b96"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style:text-properties fo:font-variant="normal" fo:text-transform="none" fo:color="#000000" fo:letter-spacing="normal" fo:font-weight="normal" officeooo:rsid="005fd81e" officeooo:paragraph-rsid="005fd81e" style:font-weight-asian="normal" style:font-weight-complex="normal"/>
    </style:style>
    <style:style style:name="P33" style:family="paragraph" style:parent-style-name="Standard">
      <style:paragraph-properties fo:margin-top="0in" fo:margin-bottom="0in" loext:contextual-spacing="false" fo:line-height="115%"/>
      <style:text-properties fo:font-variant="normal" fo:text-transform="none" fo:color="#000000" style:font-name="DejaVu Sans Mono" fo:font-size="11pt" fo:letter-spacing="normal" fo:font-style="normal" fo:font-weight="normal" officeooo:rsid="00858235" officeooo:paragraph-rsid="00858235" style:font-size-asian="11pt" style:font-weight-asian="bold" style:font-size-complex="11pt" style:font-weight-complex="bold"/>
    </style:style>
    <style:style style:name="P34" style:family="paragraph" style:parent-style-name="Standard">
      <style:paragraph-properties fo:margin-top="0in" fo:margin-bottom="0in" loext:contextual-spacing="false" fo:line-height="115%"/>
      <style:text-properties fo:font-variant="normal" fo:text-transform="none" fo:color="#000000" style:font-name="Calibri1" fo:font-size="11pt" fo:letter-spacing="normal" fo:font-style="normal" fo:font-weight="normal" officeooo:rsid="00858235" officeooo:paragraph-rsid="00858235" style:font-size-asian="11pt" style:font-weight-asian="bold" style:font-size-complex="11pt" style:font-weight-complex="bold"/>
    </style:style>
    <style:style style:name="P35" style:family="paragraph" style:parent-style-name="Standard">
      <style:paragraph-properties fo:margin-top="0in" fo:margin-bottom="0in" loext:contextual-spacing="false" fo:line-height="100%"/>
      <style:text-properties fo:font-variant="normal" fo:text-transform="none" fo:color="#000000" style:font-name="Calibri1" fo:font-size="11pt" fo:letter-spacing="normal" fo:font-style="normal" fo:font-weight="normal" officeooo:rsid="00858235" officeooo:paragraph-rsid="00858235" style:font-size-asian="11pt" style:font-weight-asian="bold" style:font-size-complex="11pt" style:font-weight-complex="bold"/>
    </style:style>
    <style:style style:name="P36" style:family="paragraph" style:parent-style-name="Standard">
      <style:paragraph-properties fo:margin-top="0in" fo:margin-bottom="0in" loext:contextual-spacing="false" fo:line-height="100%"/>
      <style:text-properties fo:font-size="14pt" fo:font-weight="bold" style:font-size-asian="14pt" style:font-weight-asian="bold" style:font-size-complex="14pt"/>
    </style:style>
    <style:style style:name="P37" style:family="paragraph" style:parent-style-name="Heading_20_1">
      <style:paragraph-properties fo:margin-top="0in" fo:margin-bottom="0in" loext:contextual-spacing="false" fo:line-height="115%"/>
      <style:text-properties officeooo:paragraph-rsid="00417608"/>
    </style:style>
    <style:style style:name="P38" style:family="paragraph" style:parent-style-name="List_20_Paragraph">
      <style:paragraph-properties fo:margin-top="0in" fo:margin-bottom="0in" loext:contextual-spacing="true" fo:line-height="100%"/>
    </style:style>
    <style:style style:name="P39" style:family="paragraph" style:parent-style-name="Standard">
      <style:text-properties officeooo:paragraph-rsid="000e6bd2"/>
    </style:style>
    <style:style style:name="P40" style:family="paragraph" style:parent-style-name="Standard">
      <style:text-properties officeooo:paragraph-rsid="0021c22e"/>
    </style:style>
    <style:style style:name="P41" style:family="paragraph" style:parent-style-name="Standard">
      <style:text-properties officeooo:paragraph-rsid="0023aa32"/>
    </style:style>
    <style:style style:name="P42" style:family="paragraph" style:parent-style-name="Standard">
      <style:text-properties officeooo:rsid="002a387b" officeooo:paragraph-rsid="0046b4d2"/>
    </style:style>
    <style:style style:name="P43" style:family="paragraph" style:parent-style-name="Standard">
      <style:text-properties fo:color="#333333" fo:font-weight="bold" style:font-weight-asian="bold" style:font-weight-complex="bold"/>
    </style:style>
    <style:style style:name="P44" style:family="paragraph" style:parent-style-name="List_20_Paragraph">
      <style:paragraph-properties fo:margin-left="0in" fo:margin-right="0in" fo:margin-top="0in" fo:margin-bottom="0in" loext:contextual-spacing="true" fo:line-height="100%" fo:text-indent="0in" style:auto-text-indent="false"/>
      <style:text-properties officeooo:rsid="00100101" officeooo:paragraph-rsid="00100101"/>
    </style:style>
    <style:style style:name="P45" style:family="paragraph" style:parent-style-name="List_20_Paragraph">
      <style:paragraph-properties fo:margin-left="0in" fo:margin-right="0in" fo:margin-top="0in" fo:margin-bottom="0in" loext:contextual-spacing="true" fo:line-height="100%" fo:text-indent="0in" style:auto-text-indent="false"/>
      <style:text-properties fo:color="#333333" fo:font-weight="bold" officeooo:rsid="00100101" officeooo:paragraph-rsid="00100101" style:font-weight-asian="bold" style:font-weight-complex="bold"/>
    </style:style>
    <style:style style:name="P4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044ac1b"/>
    </style:style>
    <style:style style:name="P4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05bf210"/>
    </style:style>
    <style:style style:name="P4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05c96e4"/>
    </style:style>
    <style:style style:name="P4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officeooo:paragraph-rsid="00652078"/>
    </style:style>
    <style:style style:name="P5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letter-spacing="normal" officeooo:paragraph-rsid="005f5e7d"/>
    </style:style>
    <style:style style:name="P5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font-size="11pt" fo:letter-spacing="normal" officeooo:paragraph-rsid="00665970" style:font-size-asian="11pt" style:font-size-complex="11pt"/>
    </style:style>
    <style:style style:name="P5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fo:font-size="10pt" fo:letter-spacing="normal" fo:font-weight="normal" officeooo:rsid="00665970" officeooo:paragraph-rsid="00665970" style:font-size-asian="10pt" style:font-weight-asian="normal" style:font-name-complex="Calibri2" style:font-size-complex="10pt" style:font-weight-complex="normal"/>
    </style:style>
    <style:style style:name="P5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333333" style:font-name="DejaVu Sans Mono" fo:font-size="11pt" fo:letter-spacing="normal" fo:font-style="normal" fo:font-weight="normal" officeooo:rsid="00858235" officeooo:paragraph-rsid="00858235" style:font-size-asian="11pt" style:font-weight-asian="bold" style:font-size-complex="11pt" style:font-weight-complex="bold"/>
    </style:style>
    <style:style style:name="P5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fo:font-size="11pt" fo:letter-spacing="normal" fo:font-weight="normal" officeooo:rsid="005fd81e" officeooo:paragraph-rsid="00652078" style:font-size-asian="11pt" style:font-weight-asian="normal" style:font-size-complex="11pt" style:font-weight-complex="normal"/>
    </style:style>
    <style:style style:name="P5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fo:font-variant="normal" fo:text-transform="none" fo:color="#000000" fo:font-size="11pt" fo:letter-spacing="normal" officeooo:paragraph-rsid="005f5e7d" style:font-size-asian="11pt" style:font-size-complex="11pt"/>
    </style:style>
    <style:style style:name="P56" style:family="paragraph" style:parent-style-name="Table_20_Contents">
      <style:text-properties fo:font-weight="normal" officeooo:rsid="0025ffd6" officeooo:paragraph-rsid="0025ffd6" style:font-weight-asian="normal" style:font-weight-complex="normal"/>
    </style:style>
    <style:style style:name="P57" style:family="paragraph" style:parent-style-name="Table_20_Contents">
      <style:text-properties fo:color="#1b75bc" fo:font-size="14pt" fo:font-weight="bold" officeooo:rsid="0025ffd6" officeooo:paragraph-rsid="0025ffd6" style:font-size-asian="14pt" style:font-weight-asian="bold" style:font-size-complex="14pt" style:font-weight-complex="bold"/>
    </style:style>
    <style:style style:name="P58" style:family="paragraph" style:parent-style-name="Table_20_Contents">
      <style:paragraph-properties fo:text-align="start" style:justify-single-word="false"/>
      <style:text-properties officeooo:paragraph-rsid="005b112e"/>
    </style:style>
    <style:style style:name="P59" style:family="paragraph" style:parent-style-name="Table_20_Contents">
      <style:paragraph-properties fo:line-height="115%"/>
      <style:text-properties style:font-name="DejaVu Sans Mono"/>
    </style:style>
    <style:style style:name="P60" style:family="paragraph" style:parent-style-name="Table_20_Contents">
      <style:paragraph-properties fo:line-height="115%" fo:text-align="start" style:justify-single-word="false"/>
      <style:text-properties fo:color="#5e8ac7" style:font-name="Calibri1" fo:font-size="14pt" fo:font-weight="bold" officeooo:rsid="005b112e" officeooo:paragraph-rsid="005b112e" style:font-size-asian="14pt" style:font-weight-asian="bold" style:font-size-complex="14pt" style:font-weight-complex="bold"/>
    </style:style>
    <style:style style:name="P61" style:family="paragraph" style:parent-style-name="Standard" style:master-page-name="Standard">
      <style:paragraph-properties style:page-number="auto"/>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ext-properties style:font-name="Calibri1" fo:font-size="11pt" fo:font-weight="normal" officeooo:paragraph-rsid="0084f024" style:font-size-asian="11pt" style:font-weight-asian="normal" style:font-size-complex="11pt" style:font-weight-complex="normal"/>
    </style:style>
    <style:style style:name="P64" style:family="paragraph" style:parent-style-name="Standard">
      <style:paragraph-properties fo:margin-top="0.0398in" fo:margin-bottom="0.0398in" loext:contextual-spacing="false" fo:line-height="100%" fo:text-align="start" style:justify-single-word="false"/>
      <style:text-properties fo:color="#1b75bc" fo:font-size="14pt" fo:font-weight="bold" style:font-size-asian="14pt" style:font-weight-asian="bold" style:font-size-complex="14pt"/>
    </style:style>
    <style:style style:name="P65" style:family="paragraph" style:parent-style-name="Standard">
      <style:paragraph-properties fo:margin-top="0.0398in" fo:margin-bottom="0.0398in" loext:contextual-spacing="false"/>
      <style:text-properties fo:color="#1b75bc" fo:font-size="16pt" fo:font-weight="bold" officeooo:rsid="0042fbeb" officeooo:paragraph-rsid="0042fbeb" style:font-size-asian="16pt" style:font-weight-asian="bold" style:font-size-complex="16pt" style:font-weight-complex="bold"/>
    </style:style>
    <style:style style:name="P66" style:family="paragraph" style:parent-style-name="Standard">
      <loext:graphic-properties draw:fill="none"/>
      <style:paragraph-properties fo:text-align="start" style:justify-single-word="false" fo:background-color="transparent" style:shadow="none"/>
    </style:style>
    <style:style style:name="P67" style:family="paragraph" style:parent-style-name="Text_20_body">
      <style:paragraph-properties fo:text-align="start" style:justify-single-word="false"/>
      <style:text-properties style:font-name="Calibri1" fo:font-size="11pt" fo:font-weight="normal" officeooo:rsid="0084f024" officeooo:paragraph-rsid="0084f024" style:font-size-asian="11pt" style:font-weight-asian="normal" style:font-size-complex="11pt" style:font-weight-complex="normal"/>
    </style:style>
    <style:style style:name="P68" style:family="paragraph" style:parent-style-name="Heading_20_3">
      <style:paragraph-properties fo:margin-top="0.0398in" fo:margin-bottom="0.0398in" loext:contextual-spacing="false"/>
    </style:style>
    <style:style style:name="P69" style:family="paragraph" style:parent-style-name="List_20_Paragraph">
      <style:paragraph-properties fo:text-align="start" style:justify-single-word="false"/>
      <style:text-properties style:font-name="Calibri1" fo:font-size="11pt" fo:font-weight="normal" style:font-size-asian="11pt" style:font-weight-asian="normal" style:font-size-complex="11pt" style:font-weight-complex="normal"/>
    </style:style>
    <style:style style:name="P70" style:family="paragraph" style:parent-style-name="List_20_Paragraph" style:list-style-name="WWNum1">
      <style:paragraph-properties fo:margin-left="0in" fo:margin-right="0in" fo:margin-top="0in" fo:margin-bottom="0in" loext:contextual-spacing="true" fo:line-height="100%" fo:text-indent="0in" style:auto-text-indent="false"/>
      <style:text-properties officeooo:paragraph-rsid="003e0c34"/>
    </style:style>
    <style:style style:name="P71" style:family="paragraph" style:parent-style-name="List_20_Paragraph" style:list-style-name="WWNum4">
      <style:paragraph-properties fo:margin-left="0in" fo:margin-right="0in" fo:margin-top="0in" fo:margin-bottom="0in" loext:contextual-spacing="true" fo:line-height="100%" fo:text-align="start" style:justify-single-word="false" fo:text-indent="0in" style:auto-text-indent="false"/>
    </style:style>
    <style:style style:name="P72" style:family="paragraph" style:parent-style-name="List_20_Paragraph" style:list-style-name="WWNum1">
      <style:paragraph-properties fo:margin-left="0in" fo:margin-right="0in" fo:margin-top="0in" fo:margin-bottom="0in" loext:contextual-spacing="true" fo:line-height="100%" fo:text-indent="0in" style:auto-text-indent="false"/>
      <style:text-properties officeooo:paragraph-rsid="0039ef1b" style:font-name-complex="Arial"/>
    </style:style>
    <style:style style:name="P73" style:family="paragraph" style:parent-style-name="List_20_Paragraph" style:list-style-name="WWNum2">
      <style:paragraph-properties fo:margin-left="0in" fo:margin-right="0in" fo:margin-top="0in" fo:margin-bottom="0in" loext:contextual-spacing="true" fo:line-height="115%" fo:text-align="start" style:justify-single-word="false" fo:orphans="2" fo:widows="2" fo:text-indent="0in" style:auto-text-indent="false"/>
      <style:text-properties fo:font-variant="normal" fo:text-transform="none" fo:color="#5e8ac7" style:font-name="Calibri1" fo:font-size="14pt" fo:letter-spacing="normal" fo:font-weight="bold" officeooo:rsid="00417608" officeooo:paragraph-rsid="00417608" style:font-size-asian="14pt" style:font-weight-asian="bold" style:font-name-complex="Calibri2" style:font-size-complex="14pt" style:font-weight-complex="bold"/>
    </style:style>
    <style:style style:name="P74" style:family="paragraph" style:parent-style-name="List_20_Paragraph" style:list-style-name="WWNum2">
      <style:paragraph-properties fo:margin-left="0in" fo:margin-right="0in" fo:margin-top="0in" fo:margin-bottom="0in" loext:contextual-spacing="true" fo:line-height="115%" fo:text-align="start" style:justify-single-word="false" fo:orphans="2" fo:widows="2" fo:text-indent="0in" style:auto-text-indent="false"/>
      <style:text-properties fo:font-variant="normal" fo:text-transform="none" fo:color="#333333" style:font-name="DejaVu Sans Mono" fo:letter-spacing="normal" fo:font-weight="normal" officeooo:paragraph-rsid="0044ac1b" style:font-weight-asian="normal" style:font-weight-complex="normal"/>
    </style:style>
    <style:style style:name="P75" style:family="paragraph" style:parent-style-name="List_20_Paragraph" style:list-style-name="WWNum2">
      <style:paragraph-properties fo:margin-left="0in" fo:margin-right="0in" fo:margin-top="0in" fo:margin-bottom="0in" loext:contextual-spacing="true" fo:line-height="100%" fo:text-align="start" style:justify-single-word="false" fo:orphans="2" fo:widows="2" fo:text-indent="0in" style:auto-text-indent="false"/>
      <style:text-properties fo:font-variant="normal" fo:text-transform="none" fo:color="#333333" fo:letter-spacing="normal" fo:font-weight="bold" officeooo:paragraph-rsid="0044ac1b" style:font-weight-asian="bold" style:font-name-complex="Calibri2" style:font-weight-complex="bold"/>
    </style:style>
    <style:style style:name="P76" style:family="paragraph" style:parent-style-name="List_20_Paragraph" style:list-style-name="WWNum2">
      <style:paragraph-properties fo:margin-left="0in" fo:margin-right="0in" fo:margin-top="0in" fo:margin-bottom="0in" loext:contextual-spacing="true" fo:line-height="100%" fo:text-align="start" style:justify-single-word="false" fo:orphans="2" fo:widows="2" fo:text-indent="0in" style:auto-text-indent="false"/>
      <style:text-properties fo:font-variant="normal" fo:text-transform="none" fo:color="#333333" fo:letter-spacing="normal" fo:font-weight="normal" officeooo:paragraph-rsid="00617b96" style:font-weight-asian="normal" style:font-name-complex="Calibri2" style:font-weight-complex="normal"/>
    </style:style>
    <style:style style:name="P77" style:family="paragraph" style:parent-style-name="List_20_Paragraph" style:list-style-name="WWNum2">
      <style:paragraph-properties fo:margin-left="0in" fo:margin-right="0in" fo:margin-top="0in" fo:margin-bottom="0in" loext:contextual-spacing="true" fo:line-height="100%" fo:text-align="start" style:justify-single-word="false" fo:orphans="2" fo:widows="2" fo:text-indent="0in" style:auto-text-indent="false"/>
      <style:text-properties fo:font-variant="normal" fo:text-transform="none" fo:color="#333333" fo:letter-spacing="normal" officeooo:paragraph-rsid="00617b96"/>
    </style:style>
    <style:style style:name="P78" style:family="paragraph" style:parent-style-name="List_20_Paragraph" style:list-style-name="WWNum2">
      <style:paragraph-properties fo:margin-left="0in" fo:margin-right="0in" fo:margin-top="0in" fo:margin-bottom="0in" loext:contextual-spacing="true" fo:line-height="100%" fo:text-align="start" style:justify-single-word="false" fo:orphans="2" fo:widows="2" fo:text-indent="0in" style:auto-text-indent="false"/>
      <style:text-properties fo:font-variant="normal" fo:text-transform="none" fo:color="#333333" fo:letter-spacing="normal" officeooo:paragraph-rsid="0044ac1b" style:font-name-complex="Calibri2"/>
    </style:style>
    <style:style style:name="P79" style:family="paragraph" style:parent-style-name="List_20_Paragraph" style:list-style-name="WWNum4">
      <style:paragraph-properties fo:margin-left="0in" fo:margin-right="0in" fo:text-align="start" style:justify-single-word="false" fo:text-indent="0in" style:auto-text-indent="false"/>
      <style:text-properties style:font-name="Calibri1" fo:font-size="11pt" fo:font-weight="normal" officeooo:paragraph-rsid="0084f721" style:font-size-asian="11pt" style:font-weight-asian="normal" style:font-size-complex="11pt" style:font-weight-complex="normal"/>
    </style:style>
    <style:style style:name="P80" style:family="paragraph" style:parent-style-name="List_20_Paragraph" style:list-style-name="WWNum4">
      <style:paragraph-properties fo:margin-left="0in" fo:margin-right="0in" fo:text-align="start" style:justify-single-word="false" fo:text-indent="0in" style:auto-text-indent="false"/>
      <style:text-properties style:font-name="Calibri1" fo:font-size="11pt" fo:font-weight="normal" officeooo:paragraph-rsid="0087d643" style:font-size-asian="11pt" style:font-weight-asian="normal" style:font-size-complex="11pt" style:font-weight-complex="normal"/>
    </style:style>
    <style:style style:name="P81" style:family="paragraph" style:parent-style-name="List_20_Paragraph" style:list-style-name="WWNum4">
      <style:paragraph-properties fo:margin-left="0in" fo:margin-right="0in" fo:text-align="start" style:justify-single-word="false" fo:text-indent="0in" style:auto-text-indent="false"/>
      <style:text-properties officeooo:rsid="0084f024" officeooo:paragraph-rsid="0084f024"/>
    </style:style>
    <style:style style:name="P82" style:family="paragraph" style:parent-style-name="List_20_Paragraph">
      <loext:graphic-properties draw:fill="none"/>
      <style:paragraph-properties fo:margin-left="0in" fo:margin-right="0in" fo:text-align="start" style:justify-single-word="false" fo:text-indent="0in" style:auto-text-indent="false" fo:background-color="transparent" style:shadow="none"/>
      <style:text-properties style:font-name="Calibri1" fo:font-size="11pt" fo:font-weight="normal" style:font-size-asian="11pt" style:font-weight-asian="normal" style:font-size-complex="11pt" style:font-weight-complex="normal"/>
    </style:style>
    <style:style style:name="P83" style:family="paragraph" style:parent-style-name="List_20_Paragraph" style:list-style-name="L1">
      <style:paragraph-properties fo:margin-top="0in" fo:margin-bottom="0in" loext:contextual-spacing="true" fo:line-height="100%"/>
      <style:text-properties officeooo:rsid="00152c5b" officeooo:paragraph-rsid="00152c5b"/>
    </style:style>
    <style:style style:name="P84" style:family="paragraph" style:parent-style-name="List_20_Paragraph" style:list-style-name="L1">
      <style:paragraph-properties fo:margin-top="0in" fo:margin-bottom="0in" loext:contextual-spacing="true" fo:line-height="100%"/>
      <style:text-properties officeooo:paragraph-rsid="000c93a8"/>
    </style:style>
    <style:style style:name="P85" style:family="paragraph" style:parent-style-name="List_20_Paragraph" style:list-style-name="WWNum1">
      <style:paragraph-properties fo:margin-top="0in" fo:margin-bottom="0in" loext:contextual-spacing="true" fo:line-height="100%"/>
    </style:style>
    <style:style style:name="P86" style:family="paragraph" style:parent-style-name="List_20_Paragraph" style:list-style-name="WWNum1">
      <style:paragraph-properties fo:margin-top="0in" fo:margin-bottom="0in" loext:contextual-spacing="true" fo:line-height="100%"/>
      <style:text-properties officeooo:paragraph-rsid="0039ef1b"/>
    </style:style>
    <style:style style:name="P87" style:family="paragraph" style:parent-style-name="List_20_Paragraph" style:list-style-name="WWNum1">
      <style:paragraph-properties fo:margin-top="0in" fo:margin-bottom="0in" loext:contextual-spacing="true" fo:line-height="100%"/>
      <style:text-properties officeooo:paragraph-rsid="002048e4"/>
    </style:style>
    <style:style style:name="P88" style:family="paragraph" style:parent-style-name="List_20_Paragraph" style:list-style-name="L1">
      <style:paragraph-properties fo:margin-top="0in" fo:margin-bottom="0in" loext:contextual-spacing="true" fo:line-height="100%"/>
      <style:text-properties officeooo:rsid="000c93a8" officeooo:paragraph-rsid="003cbc1b"/>
    </style:style>
    <style:style style:name="P89" style:family="paragraph" style:parent-style-name="List_20_Paragraph" style:list-style-name="L1">
      <style:paragraph-properties fo:margin-top="0in" fo:margin-bottom="0in" loext:contextual-spacing="true" fo:line-height="100%"/>
      <style:text-properties officeooo:rsid="000c93a8" officeooo:paragraph-rsid="000c93a8"/>
    </style:style>
    <style:style style:name="P90" style:family="paragraph" style:parent-style-name="List_20_Paragraph" style:list-style-name="L1">
      <style:paragraph-properties fo:margin-top="0in" fo:margin-bottom="0in" loext:contextual-spacing="true" fo:line-height="100%"/>
      <style:text-properties fo:color="#000000" officeooo:paragraph-rsid="000e6bd2"/>
    </style:style>
    <style:style style:name="P91" style:family="paragraph" style:parent-style-name="Table_20_Contents">
      <style:paragraph-properties fo:margin-top="0.0398in" fo:margin-bottom="0.0398in" loext:contextual-spacing="false"/>
      <style:text-properties fo:color="#1b75bc" fo:font-size="14pt" fo:font-weight="bold" style:font-size-asian="14pt" style:font-weight-asian="bold" style:font-size-complex="14pt" style:font-weight-complex="bold"/>
    </style:style>
    <style:style style:name="P92" style:family="paragraph" style:parent-style-name="Heading_20_1">
      <style:paragraph-properties fo:text-align="start" style:justify-single-word="false"/>
      <style:text-properties officeooo:paragraph-rsid="0084f721" style:language-asian="en" style:country-asian="AU"/>
    </style:style>
    <style:style style:name="T1" style:family="text">
      <style:text-properties fo:font-size="14pt"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fo:color="#00000a" fo:font-size="14pt" style:text-underline-style="none" officeooo:rsid="001f928f" style:font-size-asian="14pt" style:font-size-complex="14pt"/>
    </style:style>
    <style:style style:name="T4" style:family="text">
      <style:text-properties fo:color="#00000a" fo:font-size="14pt" style:text-underline-style="none" officeooo:rsid="0025ffd6" style:font-size-asian="14pt" style:font-size-complex="14pt"/>
    </style:style>
    <style:style style:name="T5" style:family="text">
      <style:text-properties style:font-name-complex="Arial"/>
    </style:style>
    <style:style style:name="T6" style:family="text">
      <style:text-properties officeooo:rsid="002048e4" style:font-name-complex="Ari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complex="Calibri2"/>
    </style:style>
    <style:style style:name="T11" style:family="text">
      <style:text-properties officeooo:rsid="0044ac1b" style:font-name-complex="Calibri2"/>
    </style:style>
    <style:style style:name="T12" style:family="text">
      <style:text-properties officeooo:rsid="005b112e" style:font-name-complex="Calibri2"/>
    </style:style>
    <style:style style:name="T13" style:family="text">
      <style:text-properties style:font-name-complex="Times New Roman"/>
    </style:style>
    <style:style style:name="T14" style:family="text">
      <style:text-properties officeooo:rsid="000c93a8"/>
    </style:style>
    <style:style style:name="T15" style:family="text">
      <style:text-properties fo:font-variant="normal" fo:text-transform="none" style:font-name="Publico" fo:font-size="11pt" fo:letter-spacing="normal" fo:font-style="normal" fo:font-weight="normal" style:font-size-asian="11pt" style:font-size-complex="11pt"/>
    </style:style>
    <style:style style:name="T16" style:family="text">
      <style:text-properties fo:font-variant="normal" fo:text-transform="none" style:font-name="Publico" fo:font-size="11pt" fo:letter-spacing="normal" fo:font-style="normal" fo:font-weight="normal" officeooo:rsid="000e6bd2" style:font-size-asian="11pt" style:font-size-complex="11pt"/>
    </style:style>
    <style:style style:name="T17" style:family="text">
      <style:text-properties fo:font-variant="normal" fo:text-transform="none" fo:color="#333333" fo:letter-spacing="normal" style:text-underline-style="none" officeooo:rsid="0029658a"/>
    </style:style>
    <style:style style:name="T18" style:family="text">
      <style:text-properties fo:font-variant="normal" fo:text-transform="none" fo:color="#333333" fo:letter-spacing="normal" style:text-underline-style="none" officeooo:rsid="005bf210"/>
    </style:style>
    <style:style style:name="T19" style:family="text">
      <style:text-properties fo:font-variant="normal" fo:text-transform="none" fo:color="#24292e" style:font-name="apple-system"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24292e" style:font-name="apple-system" fo:font-size="10pt" fo:letter-spacing="normal" fo:font-style="normal" fo:font-weight="normal" officeooo:rsid="00617b96" style:font-size-asian="10pt" style:font-weight-asian="normal" style:font-size-complex="10pt" style:font-weight-complex="normal"/>
    </style:style>
    <style:style style:name="T21" style:family="text">
      <style:text-properties fo:font-variant="normal" fo:text-transform="none" fo:color="#000000" fo:letter-spacing="normal" style:text-underline-style="none" officeooo:rsid="002a387b"/>
    </style:style>
    <style:style style:name="T22" style:family="text">
      <style:text-properties fo:font-variant="normal" fo:text-transform="none" fo:color="#000000" fo:letter-spacing="normal" style:text-underline-style="none" officeooo:rsid="002a9127"/>
    </style:style>
    <style:style style:name="T23" style:family="text">
      <style:text-properties fo:font-variant="normal" fo:text-transform="none" fo:color="#000000" fo:letter-spacing="normal" style:text-underline-style="none" officeooo:rsid="0029658a"/>
    </style:style>
    <style:style style:name="T24" style:family="text">
      <style:text-properties fo:font-variant="normal" fo:text-transform="none" fo:color="#000000" fo:letter-spacing="normal" style:text-underline-style="none" officeooo:rsid="00617b96"/>
    </style:style>
    <style:style style:name="T25" style:family="text">
      <style:text-properties fo:font-variant="normal" fo:text-transform="none" fo:color="#000000" fo:letter-spacing="normal" style:text-underline-style="none" officeooo:rsid="005bf210"/>
    </style:style>
    <style:style style:name="T26" style:family="text">
      <style:text-properties fo:font-variant="normal" fo:text-transform="none" fo:color="#000000" fo:letter-spacing="normal" officeooo:rsid="005fd81e"/>
    </style:style>
    <style:style style:name="T27" style:family="text">
      <style:text-properties fo:font-variant="normal" fo:text-transform="none" fo:letter-spacing="normal" fo:font-weight="normal" officeooo:rsid="005fd81e" style:font-weight-asian="normal" style:font-weight-complex="normal"/>
    </style:style>
    <style:style style:name="T28" style:family="text">
      <style:text-properties fo:font-size="11pt" style:font-size-asian="11pt" style:font-size-complex="11pt"/>
    </style:style>
    <style:style style:name="T29" style:family="text">
      <style:text-properties fo:font-size="11pt" officeooo:rsid="000c93a8" style:font-size-asian="11pt" style:font-size-complex="11pt"/>
    </style:style>
    <style:style style:name="T30" style:family="text">
      <style:text-properties fo:color="#000000"/>
    </style:style>
    <style:style style:name="T31" style:family="text">
      <style:text-properties fo:color="#000000" style:text-underline-style="none"/>
    </style:style>
    <style:style style:name="T32" style:family="text">
      <style:text-properties fo:color="#000000" style:text-underline-style="none" officeooo:rsid="0018351e"/>
    </style:style>
    <style:style style:name="T33" style:family="text">
      <style:text-properties fo:color="#000000" style:text-underline-style="none" officeooo:rsid="0019b21d"/>
    </style:style>
    <style:style style:name="T34" style:family="text">
      <style:text-properties fo:color="#000000" style:text-underline-style="none" officeooo:rsid="001ccc5b"/>
    </style:style>
    <style:style style:name="T35" style:family="text">
      <style:text-properties fo:color="#000000" style:text-underline-style="none" officeooo:rsid="005bf210"/>
    </style:style>
    <style:style style:name="T36" style:family="text">
      <style:text-properties fo:color="#000000" style:text-underline-style="none" officeooo:rsid="005d6205"/>
    </style:style>
    <style:style style:name="T37" style:family="text">
      <style:text-properties fo:color="#000000" fo:font-size="11pt" style:text-underline-style="none" fo:font-weight="bold" officeooo:rsid="0019b21d" style:font-size-asian="11pt" style:font-weight-asian="bold" style:font-size-complex="11pt" style:font-weight-complex="bold"/>
    </style:style>
    <style:style style:name="T38" style:family="text">
      <style:text-properties fo:color="#000000" fo:font-size="11pt" style:text-underline-style="none" style:font-size-asian="11pt" style:font-size-complex="11pt"/>
    </style:style>
    <style:style style:name="T39" style:family="text">
      <style:text-properties fo:color="#000000" style:font-name="DejaVu Sans Mono" style:text-underline-style="none" officeooo:rsid="001ccc5b"/>
    </style:style>
    <style:style style:name="T40" style:family="text">
      <style:text-properties fo:color="#000000" style:font-name="DejaVu Sans Mono" style:text-underline-style="none" fo:font-weight="normal" officeooo:rsid="001ccc5b" style:font-weight-asian="normal" style:font-weight-complex="normal"/>
    </style:style>
    <style:style style:name="T41" style:family="text">
      <style:text-properties fo:color="#000000" style:font-name="DejaVu Sans Mono" style:text-underline-style="none" officeooo:rsid="005bf210"/>
    </style:style>
    <style:style style:name="T42" style:family="text">
      <style:text-properties fo:color="#000000" style:font-name="DejaVu Sans Mono" style:text-underline-style="none" officeooo:rsid="005c96e4"/>
    </style:style>
    <style:style style:name="T43" style:family="text">
      <style:text-properties fo:color="#000000" style:font-name="DejaVu Sans Mono" style:text-underline-style="none" officeooo:rsid="005d6205"/>
    </style:style>
    <style:style style:name="T44" style:family="text">
      <style:text-properties fo:color="#000000" style:font-name="DejaVu Sans Mono" fo:font-size="11pt" style:text-underline-style="none" fo:font-weight="normal" officeooo:rsid="0019b21d" style:font-size-asian="11pt" style:font-weight-asian="normal" style:font-size-complex="11pt" style:font-weight-complex="normal"/>
    </style:style>
    <style:style style:name="T45" style:family="text">
      <style:text-properties fo:color="#000000" style:font-name="Calibri1" style:text-underline-style="none" officeooo:rsid="00617b96"/>
    </style:style>
    <style:style style:name="T46" style:family="text">
      <style:text-properties fo:color="#000000" style:font-name="Calibri1" style:text-underline-style="none" officeooo:rsid="005bf210"/>
    </style:style>
    <style:style style:name="T47" style:family="text">
      <style:text-properties officeooo:rsid="001f928f"/>
    </style:style>
    <style:style style:name="T48" style:family="text">
      <style:text-properties officeooo:rsid="002048e4"/>
    </style:style>
    <style:style style:name="T49" style:family="text">
      <style:text-properties officeooo:rsid="0023aa32"/>
    </style:style>
    <style:style style:name="T50" style:family="text">
      <style:text-properties officeooo:rsid="002508e3"/>
    </style:style>
    <style:style style:name="T51" style:family="text">
      <style:text-properties officeooo:rsid="0029658a"/>
    </style:style>
    <style:style style:name="T52" style:family="text">
      <style:text-properties officeooo:rsid="002a9127"/>
    </style:style>
    <style:style style:name="T53" style:family="text">
      <style:text-properties officeooo:rsid="002bb4da"/>
    </style:style>
    <style:style style:name="T54" style:family="text">
      <style:text-properties officeooo:rsid="0032eed4"/>
    </style:style>
    <style:style style:name="T55" style:family="text">
      <style:text-properties officeooo:rsid="0033f60c"/>
    </style:style>
    <style:style style:name="T56" style:family="text">
      <style:text-properties officeooo:rsid="003cbc1b"/>
    </style:style>
    <style:style style:name="T57" style:family="text">
      <style:text-properties style:font-name="DejaVu Sans Mono"/>
    </style:style>
    <style:style style:name="T58" style:family="text">
      <style:text-properties style:font-name="DejaVu Sans Mono" fo:font-weight="bold" style:font-weight-asian="bold" style:font-weight-complex="bold"/>
    </style:style>
    <style:style style:name="T59" style:family="text">
      <style:text-properties style:font-name="DejaVu Sans Mono" fo:font-weight="bold" style:font-weight-asian="bold" style:font-name-complex="Calibri2" style:font-weight-complex="bold"/>
    </style:style>
    <style:style style:name="T60" style:family="text">
      <style:text-properties style:font-name="DejaVu Sans Mono" fo:font-weight="bold" style:font-weight-asian="bold" style:font-name-complex="Times New Roman"/>
    </style:style>
    <style:style style:name="T61" style:family="text">
      <style:text-properties style:font-name="DejaVu Sans Mono" fo:font-weight="normal" style:font-weight-asian="normal" style:font-weight-complex="normal"/>
    </style:style>
    <style:style style:name="T62" style:family="text">
      <style:text-properties style:font-name="DejaVu Sans Mono" fo:font-weight="normal" officeooo:rsid="005fd81e" style:font-weight-asian="normal" style:font-weight-complex="normal"/>
    </style:style>
    <style:style style:name="T63" style:family="text">
      <style:text-properties style:font-name="DejaVu Sans Mono" fo:font-weight="normal" officeooo:rsid="0029658a" style:font-weight-asian="normal" style:font-weight-complex="normal"/>
    </style:style>
    <style:style style:name="T64" style:family="text">
      <style:text-properties style:font-name="DejaVu Sans Mono" fo:font-weight="normal" style:font-weight-asian="normal" style:font-name-complex="Calibri2" style:font-weight-complex="normal"/>
    </style:style>
    <style:style style:name="T65" style:family="text">
      <style:text-properties style:font-name="DejaVu Sans Mono" officeooo:rsid="005de468"/>
    </style:style>
    <style:style style:name="T66" style:family="text">
      <style:text-properties style:font-name="DejaVu Sans Mono" fo:font-size="11pt" fo:font-weight="normal" style:font-size-asian="11pt" style:font-weight-asian="normal" style:font-size-complex="11pt" style:font-weight-complex="normal"/>
    </style:style>
    <style:style style:name="T67" style:family="text">
      <style:text-properties style:font-name="DejaVu Sans Mono" fo:font-size="10pt" fo:font-weight="bold" style:font-size-asian="10pt" style:font-weight-asian="bold" style:font-size-complex="10pt" style:font-weight-complex="bold"/>
    </style:style>
    <style:style style:name="T68" style:family="text">
      <style:text-properties style:font-name="DejaVu Sans Mono" style:font-weight-asian="normal" style:font-weight-complex="normal"/>
    </style:style>
    <style:style style:name="T69" style:family="text">
      <style:text-properties fo:color="#5e8ac7" style:font-name="Calibri1" fo:font-size="14pt" style:text-underline-style="none" fo:font-weight="bold" officeooo:rsid="001ccc5b" style:font-size-asian="14pt" style:font-weight-asian="bold" style:font-size-complex="14pt" style:font-weight-complex="bold"/>
    </style:style>
    <style:style style:name="T70" style:family="text">
      <style:text-properties officeooo:rsid="005a0306"/>
    </style:style>
    <style:style style:name="T71" style:family="text">
      <style:text-properties officeooo:rsid="005b5637"/>
    </style:style>
    <style:style style:name="T72" style:family="text">
      <style:text-properties fo:font-weight="normal" style:font-weight-asian="normal" style:font-weight-complex="normal"/>
    </style:style>
    <style:style style:name="T73" style:family="text">
      <style:text-properties fo:font-weight="normal" officeooo:rsid="00652078" style:font-weight-asian="normal" style:font-weight-complex="normal"/>
    </style:style>
    <style:style style:name="T74" style:family="text">
      <style:text-properties fo:font-weight="normal" officeooo:rsid="00665970" style:font-weight-asian="normal" style:font-name-complex="Calibri2" style:font-weight-complex="normal"/>
    </style:style>
    <style:style style:name="T75" style:family="text">
      <style:text-properties fo:font-weight="normal" style:font-weight-asian="normal" style:font-name-complex="Arial" style:font-weight-complex="normal"/>
    </style:style>
    <style:style style:name="T76" style:family="text">
      <style:text-properties fo:font-size="10pt" fo:font-weight="normal" officeooo:rsid="00617b96" style:font-size-asian="10pt" style:font-weight-asian="normal" style:font-size-complex="10pt" style:font-weight-complex="normal"/>
    </style:style>
    <style:style style:name="T77" style:family="text">
      <style:text-properties officeooo:rsid="005f5e7d"/>
    </style:style>
    <style:style style:name="T78" style:family="text">
      <style:text-properties officeooo:rsid="005fd81e"/>
    </style:style>
    <style:style style:name="T79" style:family="text">
      <style:text-properties officeooo:rsid="00635f69"/>
    </style:style>
    <style:style style:name="T80" style:family="text">
      <style:text-properties officeooo:rsid="0064e3fd"/>
    </style:style>
    <style:style style:name="T81" style:family="text">
      <style:text-properties officeooo:rsid="00652078"/>
    </style:style>
    <style:style style:name="T82" style:family="text">
      <style:text-properties officeooo:rsid="00665970"/>
    </style:style>
    <style:style style:name="T83" style:family="text">
      <style:text-properties officeooo:rsid="0067afff"/>
    </style:style>
    <style:style style:name="T84" style:family="text">
      <style:text-properties officeooo:rsid="00802138"/>
    </style:style>
    <style:style style:name="T85" style:family="text">
      <style:text-properties fo:color="#333333" style:font-name="DejaVu Sans Mono" fo:font-weight="bold" style:font-weight-asian="bold" style:font-name-complex="Times New Roman" style:font-weight-complex="bold"/>
    </style:style>
    <style:style style:name="T86" style:family="text">
      <style:text-properties fo:color="#333333" style:font-name="DejaVu Sans Mono" fo:font-weight="bold" style:font-weight-asian="bold" style:font-weight-complex="bold"/>
    </style:style>
    <style:style style:name="T87" style:family="text">
      <style:text-properties fo:color="#333333" fo:font-weight="bold" style:font-weight-asian="bold"/>
    </style:style>
    <style:style style:name="T88" style:family="text">
      <style:text-properties fo:color="#333333" style:text-underline-style="none" officeooo:rsid="005bf210"/>
    </style:style>
    <style:style style:name="T89" style:family="text">
      <style:text-properties officeooo:rsid="00815f04"/>
    </style:style>
    <style:style style:name="T90" style:family="text">
      <style:text-properties style:font-name="Calibri1" fo:font-size="11pt" fo:font-weight="normal" style:font-size-asian="11pt" style:font-weight-asian="normal" style:font-size-complex="11pt" style:font-weight-complex="normal"/>
    </style:style>
    <style:style style:name="T91" style:family="text">
      <style:text-properties style:font-name="Calibri1" fo:font-size="11pt" fo:font-weight="normal" officeooo:rsid="0084f721" style:font-size-asian="11pt" style:font-weight-asian="normal" style:font-size-complex="11pt" style:font-weight-complex="normal"/>
    </style:style>
    <style:style style:name="T92" style:family="text">
      <style:text-properties style:language-asian="en" style:country-asian="AU"/>
    </style:style>
    <style:style style:name="T93" style:family="text">
      <style:text-properties officeooo:rsid="00858235" style:language-asian="en" style:country-asian="AU"/>
    </style:style>
    <style:style style:name="T94" style:family="text">
      <style:text-properties officeooo:rsid="0084f024"/>
    </style:style>
    <style:style style:name="T95" style:family="text">
      <style:text-properties officeooo:rsid="0084f721"/>
    </style:style>
    <style:style style:name="T96" style:family="text">
      <style:text-properties fo:color="#0000ff" style:font-name="Calibri1"/>
    </style:style>
    <style:style style:name="T97" style:family="text">
      <style:text-properties officeooo:rsid="0087d643"/>
    </style:style>
    <style:style style:name="T98" style:family="text">
      <style:text-properties fo:color="#1b75bc" style:font-name="Calibri" fo:font-size="14pt" style:font-size-asian="14pt" style:font-name-complex="Calibri2" style:font-size-complex="14pt"/>
    </style:style>
    <style:style style:name="T99" style:family="text">
      <style:text-properties fo:color="#1b75bc" style:font-name="Calibri" fo:font-size="14pt" officeooo:rsid="00802138" style:font-size-asian="14pt" style:font-name-complex="Calibri2" style:font-size-complex="14pt"/>
    </style:style>
    <text:list-style style:name="L1">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able:table table:name="Table1" table:style-name="Table1">
        <table:table-column table:style-name="Table1.A"/>
        <table:table-row table:style-name="Table1.1">
          <table:table-cell table:style-name="Table1.A1" office:value-type="string">
            <text:p text:style-name="P16">Goutom Roy</text:p>
            <text:p text:style-name="P5"><text:span text:style-name="Internet_20_link"><text:span text:style-name="T3">Dhaka, Bangladesh</text:span></text:span></text:p>
            <text:p text:style-name="P4"><text:a xlink:type="simple" xlink:href="mailto:goutom.sust.cse@gmail.com" text:style-name="Internet_20_link" text:visited-style-name="Visited_20_Internet_20_Link"><text:span text:style-name="Internet_20_link">goutom.sust.cse@gmail.com</text:span></text:a><text:span text:style-name="Internet_20_link"><text:span text:style-name="T2"> </text:span></text:span><text:a xlink:type="simple" xlink:href="mailto:goutom.sust.cse@gmail.com" text:style-name="Internet_20_link" text:visited-style-name="Visited_20_Internet_20_Link"><text:span text:style-name="Internet_20_link"><text:span text:style-name="T3">|</text:span></text:span></text:a><text:span text:style-name="T3"> </text:span><text:span text:style-name="T4">+88</text:span><text:span text:style-name="T1">01711664606</text:span></text:p>
            <text:p text:style-name="P4"/>
            <text:p text:style-name="P4"/>
          </table:table-cell>
        </table:table-row>
      </table:table>
      <text:p text:style-name="Standard"/>
      <table:table table:name="Table2" table:style-name="Table2">
        <table:table-column table:style-name="Table2.A"/>
        <table:table-row table:style-name="Table2.1">
          <table:table-cell table:style-name="Table2.A1" office:value-type="string">
            <text:p text:style-name="P64">Career Objective</text:p>
          </table:table-cell>
        </table:table-row>
        <table:table-row table:style-name="Table2.2">
          <table:table-cell table:style-name="Table2.A1" office:value-type="string">
            <text:list xml:id="list3148194426" text:style-name="WWNum1">
              <text:list-header>
                <text:p text:style-name="P70">I am a full stack developer and a big fan of free and open source software. My experience primarily lies with the use of Python, Django (a Python based web framework), Android application development and managing various AWS services such as EC2, S3, RDS etc <text:span text:style-name="T47">or any linux servers</text:span>. My interest is being involved in every phase of the software development process. I have <text:span text:style-name="T47">5+</text:span> years of <text:span text:style-name="T55">experience in </text:span>Python/Django<text:span text:style-name="T55"> with 6+ years of experience <text:s/>in Android application development.</text:span></text:p>
              </text:list-header>
            </text:list>
            <text:p text:style-name="P38"/>
            <text:p text:style-name="P45">What I will do : </text:p>
            <text:p text:style-name="P44"/>
            <text:list xml:id="list3373051604" text:style-name="L1">
              <text:list-item>
                <text:p text:style-name="P83">I will be prototyping of your idea.</text:p>
              </text:list-item>
              <text:list-item>
                <text:p text:style-name="P84">I will write restful api<text:span text:style-name="T14">s</text:span> using python<text:span text:style-name="T14">(Django).</text:span></text:p>
              </text:list-item>
              <text:list-item>
                <text:p text:style-name="P88">I will write test cases <text:span text:style-name="T56">and </text:span>documentation for apis.</text:p>
              </text:list-item>
              <text:list-item>
                <text:p text:style-name="P89">I will upload project to amazon or any linux server.</text:p>
              </text:list-item>
              <text:list-item>
                <text:p text:style-name="P90"><text:span text:style-name="T14">I</text:span><text:span text:style-name="T29"> will write </text:span><text:span text:style-name="T15">efficient, maintainable and reusable code </text:span><text:span text:style-name="T16">for </text:span><text:span text:style-name="T29">android application.</text:span></text:p>
              </text:list-item>
            </text:list>
          </table:table-cell>
        </table:table-row>
      </table:table>
      <text:p text:style-name="Standard"/>
      <table:table table:name="Table3" table:style-name="Table3">
        <table:table-column table:style-name="Table3.A"/>
        <table:table-row table:style-name="Table3.1">
          <table:table-cell table:style-name="Table3.A1" office:value-type="string">
            <text:h text:style-name="P68" text:outline-level="3"><text:span text:style-name="T98">ACM (Association for Computing Machinery) </text:span><text:span text:style-name="T99">P</text:span><text:span text:style-name="T98">rogramming </text:span><text:span text:style-name="T99">S</text:span><text:span text:style-name="T98">kill</text:span><text:span text:style-name="T99">s</text:span></text:h>
          </table:table-cell>
        </table:table-row>
        <table:table-row table:style-name="Table3.1">
          <table:table-cell table:style-name="Table3.A1" office:value-type="string">
            <text:list xml:id="list192241822039328" text:continue-list="list3148194426" text:style-name="WWNum1">
              <text:list-header>
                <text:p text:style-name="P85"/>
              </text:list-header>
              <text:list-item>
                <text:p text:style-name="P85">Most of my university life I spen<text:span text:style-name="T54">t</text:span> on ACM programming in <text:a xlink:type="simple" xlink:href="https://uva.onlinejudge.org/" text:style-name="Internet_20_link" text:visited-style-name="Visited_20_Internet_20_Link">UVA online judge</text:a> , <text:a xlink:type="simple" xlink:href="https://www.spoj.com/" text:style-name="Internet_20_link" text:visited-style-name="Visited_20_Internet_20_Link">Sphere Online Judge</text:a> .</text:p>
              </text:list-item>
            </text:list>
            <text:p text:style-name="P38"/>
            <text:list xml:id="list192242759944968" text:continue-numbering="true" text:style-name="WWNum1">
              <text:list-item>
                <text:p text:style-name="P86"><text:span text:style-name="T5">Solved 48</text:span><text:span text:style-name="T6">6 </text:span><text:span text:style-name="T5">problems using C, C++, STL and about </text:span><text:span text:style-name="T6">96</text:span><text:span text:style-name="T5"> solutions are pending as PE(presentation error).</text:span></text:p>
                <text:p text:style-name="P72"/>
              </text:list-item>
              <text:list-item>
                <text:p text:style-name="P86"><text:span text:style-name="T5">My UVA profile can be found </text:span><text:a xlink:type="simple" xlink:href="https://uva.onlinejudge.org/index.php?option=com_onlinejudge&amp;Itemid=8&amp;page=show_authorstats&amp;userid=3764" text:style-name="Internet_20_link" text:visited-style-name="Visited_20_Internet_20_Link"><text:span text:style-name="T75">here</text:span></text:a><text:span text:style-name="T5">.</text:span></text:p>
              </text:list-item>
            </text:list>
            <text:p text:style-name="P3"/>
            <text:list xml:id="list192242662056965" text:continue-numbering="true" text:style-name="WWNum1">
              <text:list-item>
                <text:p text:style-name="P87">Attended countless online, local programming contests with team or personally. I attended in <text:span text:style-name="T87">NCPC</text:span><text:span text:style-name="T8"> </text:span>(National Computer Programming Contest)and <text:span text:style-name="T87">ICPC</text:span>(International Computer Programming Contest) <text:span text:style-name="T48">on behalf of </text:span><text:s/><text:a xlink:type="simple" xlink:href="https://www.sust.edu/" text:style-name="Internet_20_link" text:visited-style-name="Visited_20_Internet_20_Link"><text:span text:style-name="T28">Shahjalal University of Science and Technology</text:span></text:a> <text:s/>with my team in 2008.</text:p>
                <text:p text:style-name="P87"/>
              </text:list-item>
            </text:list>
          </table:table-cell>
        </table:table-row>
      </table:table>
      <text:p text:style-name="Standard"/>
      <table:table table:name="Table5" table:style-name="Table5">
        <table:table-column table:style-name="Table5.A"/>
        <table:table-column table:style-name="Table5.B"/>
        <table:table-row table:style-name="Table5.1">
          <table:table-cell table:style-name="Table5.A1" table:number-columns-spanned="2" office:value-type="string">
            <text:p text:style-name="P91">Areas of Expertise</text:p>
          </table:table-cell>
          <table:covered-table-cell/>
        </table:table-row>
        <table:table-row>
          <table:table-cell table:style-name="Table5.A8" office:value-type="string">
            <text:p text:style-name="P43">Programming Languages:</text:p>
          </table:table-cell>
          <table:table-cell table:style-name="Table5.B8" office:value-type="string">
            <text:p text:style-name="Standard"><text:span text:style-name="T49">C, C++, </text:span>Python, Java</text:p>
          </table:table-cell>
        </table:table-row>
        <table:table-row>
          <table:table-cell table:style-name="Table5.A8" office:value-type="string">
            <text:p text:style-name="P43">Databases: </text:p>
          </table:table-cell>
          <table:table-cell table:style-name="Table5.B8" office:value-type="string">
            <text:p text:style-name="P40">Redis, PostgreSQL, <text:span text:style-name="T49">MongoDB</text:span>, <text:span text:style-name="T49">Neo4j</text:span></text:p>
          </table:table-cell>
        </table:table-row>
        <text:soft-page-break/>
        <table:table-row>
          <table:table-cell table:style-name="Table5.A8" office:value-type="string">
            <text:p text:style-name="P43">Platforms:</text:p>
          </table:table-cell>
          <table:table-cell table:style-name="Table5.B8" office:value-type="string">
            <text:p text:style-name="P40">GNU/Linux, Windows, Android</text:p>
          </table:table-cell>
        </table:table-row>
        <table:table-row>
          <table:table-cell table:style-name="Table5.A8" office:value-type="string">
            <text:p text:style-name="P43">Backend Technologies:</text:p>
          </table:table-cell>
          <table:table-cell table:style-name="Table5.B8" office:value-type="string">
            <text:p text:style-name="P40">Django, RESTful web services using DRF, <text:span text:style-name="T49">Django Channel 2, asyncio, Aiohttp, </text:span>Celery, Gunicorn, Nginx, Memcached.</text:p>
          </table:table-cell>
        </table:table-row>
        <table:table-row>
          <table:table-cell table:style-name="Table5.A8" office:value-type="string">
            <text:p text:style-name="P43">Frontend Technologies: </text:p>
          </table:table-cell>
          <table:table-cell table:style-name="Table5.B8" office:value-type="string">
            <text:p text:style-name="P41">Android, <text:span text:style-name="T49">Aiohttp, </text:span>JSON</text:p>
          </table:table-cell>
        </table:table-row>
        <table:table-row>
          <table:table-cell table:style-name="Table5.A8" office:value-type="string">
            <text:p text:style-name="P43">Tools: </text:p>
          </table:table-cell>
          <table:table-cell table:style-name="Table5.B8" office:value-type="string">
            <text:p text:style-name="P41">Git, SSH, Bash, <text:span text:style-name="T50">Google Flavored Markdown, </text:span>PyCharm, Android Studio, Eclipse, vi, pgAdmin, SQL Developer, <text:span text:style-name="T49">LibreOffice writer</text:span>, Microsoft Office</text:p>
          </table:table-cell>
        </table:table-row>
        <table:table-row>
          <table:table-cell table:style-name="Table5.A8" office:value-type="string">
            <text:p text:style-name="P43">IaaS/PaaS: </text:p>
          </table:table-cell>
          <table:table-cell table:style-name="Table5.B8" office:value-type="string">
            <text:p text:style-name="P40">AWS EC2, Heroku, <text:span text:style-name="T49">DigitalOcen</text:span></text:p>
          </table:table-cell>
        </table:table-row>
      </table:table>
      <text:p text:style-name="Standard"/>
      <table:table table:name="Table6" table:style-name="Table6">
        <table:table-column table:style-name="Table6.A"/>
        <table:table-row>
          <table:table-cell table:style-name="Table6.A1" office:value-type="string">
            <text:p text:style-name="P65"><text:span text:style-name="T83">Professional </text:span>Projects</text:p>
          </table:table-cell>
        </table:table-row>
        <table:table-row>
          <table:table-cell table:style-name="Table6.A9" office:value-type="string">
            <text:p text:style-name="P17">Work <text:span text:style-name="T70">J</text:span>apan</text:p>
            <text:p text:style-name="P29">A job seeking application for foreigners in Japan.</text:p>
            <text:p text:style-name="P8"/>
            <text:p text:style-name="P42"><text:span text:style-name="T71">Firstly m</text:span>y responsibilities was to <text:span text:style-name="T71">write</text:span> <text:span text:style-name="T71">whole android application and launch it in playstore with existing apis then handover the code base to a junior android developer to maintain it and keep guiding him to fix bugs and implement new features. After that I moved to server team where I wrote code for </text:span>interview time scheduling api service, building admin interface, user profile management, <text:span text:style-name="T52">notifications service apis, </text:span>user’s job application management <text:span text:style-name="T71">section</text:span>.</text:p>
            <text:p text:style-name="P46"><text:span text:style-name="Internet_20_link"><text:span text:style-name="T31">Technology used: </text:span></text:span><text:span text:style-name="Internet_20_link"><text:span text:style-name="T21">Django, django-rest-framework, celery, redis, postgresql, nginx, </text:span></text:span><text:span text:style-name="Internet_20_link"><text:span text:style-name="T22">FCM,</text:span></text:span><text:span text:style-name="Internet_20_link"><text:span text:style-name="T21"> gunicorn, </text:span></text:span><text:span text:style-name="Internet_20_link"><text:span text:style-name="T23">ec2</text:span></text:span></text:p>
            <text:p text:style-name="P46"><text:span text:style-name="Internet_20_link"><text:span text:style-name="T17"/></text:span></text:p>
            <text:p text:style-name="P47"><text:span text:style-name="Internet_20_link"><text:span text:style-name="T18">You can check the product </text:span></text:span><text:a xlink:type="simple" xlink:href="https://www.workjapan.jp/" text:style-name="Internet_20_link" text:visited-style-name="Visited_20_Internet_20_Link"><text:span text:style-name="Internet_20_link">here</text:span></text:a><text:span text:style-name="Internet_20_link"><text:span text:style-name="T18">.</text:span></text:span></text:p>
            <text:p text:style-name="P47"><text:span text:style-name="Internet_20_link"><text:span text:style-name="T18"/></text:span></text:p>
          </table:table-cell>
        </table:table-row>
        <table:table-row>
          <table:table-cell table:style-name="Table6.A9" office:value-type="string">
            <text:p text:style-name="P37"><text:a xlink:type="simple" xlink:href="https://play.google.com/store/apps/details?id=com.sinepulse.greenhouse&amp;hl=en" text:style-name="Internet_20_link" text:visited-style-name="Visited_20_Internet_20_Link"><text:span text:style-name="Internet_20_link"><text:span text:style-name="T69">Smart Home</text:span></text:span></text:a></text:p>
            <text:p text:style-name="P30"><text:span text:style-name="Internet_20_link"><text:span text:style-name="T39">It is a </text:span></text:span><text:span text:style-name="Internet_20_link"><text:span text:style-name="T40">IOT</text:span></text:span><text:span text:style-name="Internet_20_link"><text:span text:style-name="T39"> project </text:span></text:span><text:span text:style-name="Internet_20_link"><text:span text:style-name="T41">for controlling </text:span></text:span><text:span text:style-name="Internet_20_link"><text:span text:style-name="T42">BLE</text:span></text:span><text:span text:style-name="Internet_20_link"><text:span text:style-name="T43"> </text:span></text:span><text:span text:style-name="Internet_20_link"><text:span text:style-name="T42">enabled </text:span></text:span><text:span text:style-name="Internet_20_link"><text:span text:style-name="T41">light, curtains, fan with </text:span></text:span><text:span text:style-name="Internet_20_link"><text:span text:style-name="T42">mobile </text:span></text:span><text:span text:style-name="Internet_20_link"><text:span text:style-name="T41">bluetooth or wifi</text:span></text:span><text:span text:style-name="Internet_20_link"><text:span text:style-name="T42">.</text:span></text:span></text:p>
            <text:p text:style-name="P8"><text:span text:style-name="Internet_20_link"><text:span text:style-name="T34"/></text:span></text:p>
            <text:p text:style-name="P9"><text:span text:style-name="Internet_20_link"><text:span text:style-name="T35">I was the part of the android team.</text:span></text:span><text:span text:style-name="Internet_20_link"><text:span text:style-name="T32">I was responsible for </text:span></text:span><text:span text:style-name="Internet_20_link"><text:span text:style-name="T33">adding, </text:span></text:span><text:span text:style-name="Internet_20_link"><text:span text:style-name="T32">controlling all wifi </text:span></text:span><text:span text:style-name="Internet_20_link"><text:span text:style-name="T36">enabled</text:span></text:span><text:span text:style-name="Internet_20_link"><text:span text:style-name="T32"> devices(light controller, light sensor, <text:s/>curtains) </text:span></text:span><text:span text:style-name="Internet_20_link"><text:span text:style-name="T33">to</text:span></text:span><text:span text:style-name="Internet_20_link"><text:span text:style-name="T32"> this application.</text:span></text:span><text:span text:style-name="Internet_20_link"><text:span text:style-name="T36">I was also responsible for defining communication protocols between mobile and our devices along with my project manager.</text:span></text:span></text:p>
            <text:p text:style-name="P8"><text:span text:style-name="Internet_20_link"><text:span text:style-name="T33"/></text:span></text:p>
            <text:p text:style-name="P47"><text:span text:style-name="Internet_20_link"><text:span text:style-name="T44">Technology used:</text:span></text:span><text:span text:style-name="Internet_20_link"><text:span text:style-name="T37"> </text:span></text:span><text:span text:style-name="Internet_20_link"><text:span text:style-name="T38">Android Sdk, mqtt paho client, mqtt mosquito server, mesh network.</text:span></text:span></text:p>
            <text:p text:style-name="P47"><text:span text:style-name="Internet_20_link"><text:span text:style-name="T31"/></text:span></text:p>
            <text:p text:style-name="P48"><text:span text:style-name="Internet_20_link"><text:span text:style-name="T24">You can check the product</text:span></text:span><text:span text:style-name="Internet_20_link"><text:span text:style-name="T25"> </text:span></text:span><text:a xlink:type="simple" xlink:href="https://www.aplombtechbd.com/index.php" text:style-name="Internet_20_link" text:visited-style-name="Visited_20_Internet_20_Link"><text:span text:style-name="Internet_20_link">here</text:span></text:a><text:span text:style-name="Internet_20_link"><text:span text:style-name="T18">.</text:span></text:span></text:p>
            <text:p text:style-name="P6"><text:span text:style-name="Internet_20_link"><text:span text:style-name="T33"/></text:span></text:p>
          </table:table-cell>
        </table:table-row>
        <table:table-row>
          <table:table-cell table:style-name="Table6.A9" office:value-type="string">
            <text:p text:style-name="P19">Car Inventory</text:p>
            <text:p text:style-name="P21"><text:span text:style-name="T57">Second hand car information warehouse </text:span><text:span text:style-name="T65">builder for </text:span><text:a xlink:type="simple" xlink:href="https://www.carvision.com/" text:style-name="Internet_20_link" text:visited-style-name="Visited_20_Internet_20_Link"><text:span text:style-name="T65">carvision</text:span></text:a><text:span text:style-name="T57">.</text:span></text:p>
            <text:p text:style-name="P12"/>
            <text:p text:style-name="P6"><text:soft-page-break/><text:span text:style-name="T77">This project has two parts android app and server.</text:span>Android app <text:s/>scans car’s barcode/qr-code when arrive first in the <text:span text:style-name="T77">garage</text:span> to sell. After scanning, <text:s/>it <text:span text:style-name="T77">sends value to server</text:span> <text:span text:style-name="T77">then server hits few</text:span> third party <text:span text:style-name="T77">paid </text:span>api<text:span text:style-name="T77">s</text:span> for its complete mechanical information <text:span text:style-name="T77">and</text:span> store<text:span text:style-name="T77">s it in our</text:span> data<text:span text:style-name="T77">base.Wrote restful api services using those data for frontend team</text:span> so that later they can <text:span text:style-name="T77">be </text:span>show<text:span text:style-name="T77">n</text:span> to customer by searching.<text:span text:style-name="T78"> </text:span></text:p>
            <text:p text:style-name="P7"/>
            <text:p text:style-name="P55"><text:span text:style-name="T61">Technology used:</text:span><text:span text:style-name="T57"> </text:span><text:span text:style-name="T77">Android Sdk, </text:span>Django, django-rest-framework, postgresql, nginx, gunicorn, <text:span text:style-name="T78">digitalocen</text:span></text:p>
            <text:p text:style-name="P50"/>
            <text:p text:style-name="P54">This inventory was only used by company’s admins and sells mans.</text:p>
            <text:p text:style-name="P6"/>
          </table:table-cell>
        </table:table-row>
        <table:table-row>
          <table:table-cell table:style-name="Table6.A9" office:value-type="string">
            <text:p text:style-name="P19">Employee <text:span text:style-name="T78">Tracker</text:span></text:p>
            <text:p text:style-name="P27">Tracking <text:span text:style-name="T80">worker’s</text:span> check in and check out with face detection capable tablets and generate salary or payment.</text:p>
            <text:p text:style-name="P13"/>
            <text:p text:style-name="P6"><text:span text:style-name="T80">This project has two android apps, one for registering new worker, set preferences and other one for tracking workers entry or exit. </text:span>A tablet will be hanging in front <text:span text:style-name="T79">of the </text:span>door of office with an app <text:span text:style-name="T79">with</text:span> face recognition capability. When a <text:span text:style-name="T80">worker</text:span> comes app recognize <text:s text:c="2"/>the person and make an entry/exit <text:span text:style-name="T89">entry </text:span>in server. It has <text:s/>very good admin panel <text:s/>which <text:span text:style-name="T80">shows</text:span> <text:span text:style-name="T80">workers</text:span> salary/<text:span text:style-name="T80">payment</text:span> based on <text:span text:style-name="T80">entry/exit for both permanent or hourly workers</text:span>. <text:span text:style-name="T81">It sends email to workers every month with their salary information.</text:span></text:p>
            <text:p text:style-name="P7"/>
            <text:p text:style-name="P22"><text:span text:style-name="T66">Technology used:</text:span><text:span text:style-name="T58"> </text:span><text:span text:style-name="T62">Android sdk, </text:span><text:span text:style-name="T63">Snapdragon Face recognization sdk, </text:span><text:span text:style-name="T72">Django, django-rest-framework, postgresql, </text:span><text:span text:style-name="T73">celery, </text:span><text:span text:style-name="T72">nginx, gunicorn, </text:span><text:span text:style-name="T27">digitalocen</text:span></text:p>
            <text:p text:style-name="P32"/>
            <text:p text:style-name="P23"><text:span text:style-name="T26">This service was built for </text:span><text:a xlink:type="simple" xlink:href="http://carvision.com/" text:style-name="Internet_20_link" text:visited-style-name="Visited_20_Internet_20_Link"><text:span text:style-name="T30">carvision</text:span></text:a><text:span text:style-name="T26"> and only used by company’s admins.</text:span></text:p>
            <text:p text:style-name="P6"/>
          </table:table-cell>
        </table:table-row>
        <table:table-row>
          <table:table-cell table:style-name="Table6.A9" office:value-type="string">
            <text:p text:style-name="P20">Thrifty Hipster</text:p>
            <text:p text:style-name="P33">World's first Happy Hour search engine that went steps beyond traditional media and utilizes innumerable levels of caching, searching, server optimization, code bases, and data collection methods.</text:p>
            <text:p text:style-name="P33"/>
            <text:p text:style-name="P34">I was a part of 5 developer team.My responsibility was writing apis and maintaining frontend(android, ios, angular) team.I developed few features for android too.</text:p>
            <text:p text:style-name="P34"/>
            <text:p text:style-name="P35"><text:bookmark-start text:name="__DdeLink__292_158330820511"/><text:span text:style-name="T68">Technology used:</text:span><text:span text:style-name="T7"> </text:span>Django, django-rest-framework, postgresql, nginx, gunicorn, <text:bookmark-end text:name="__DdeLink__292_158330820511"/>Linode.</text:p>
            <text:p text:style-name="P35"/>
            <text:p text:style-name="P53"><text:span text:style-name="Internet_20_link"><text:span text:style-name="T45">You can check the product</text:span></text:span><text:span text:style-name="Internet_20_link"><text:span text:style-name="T46"> </text:span></text:span><text:a xlink:type="simple" xlink:href="http://thriftyhipster.com/" text:style-name="Internet_20_link" text:visited-style-name="Visited_20_Internet_20_Link"><text:span text:style-name="Internet_20_link"><text:span text:style-name="T96">here</text:span></text:span></text:a><text:span text:style-name="Internet_20_link"><text:span text:style-name="T46">.</text:span></text:span></text:p>
            <text:p text:style-name="P53"><text:span text:style-name="Internet_20_link"><text:span text:style-name="T88"/></text:span></text:p>
          </table:table-cell>
        </table:table-row>
        <table:table-row>
          <table:table-cell table:style-name="Table6.A9" office:value-type="string">
            <text:p text:style-name="P18">GoFresh</text:p>
            <text:p text:style-name="P28">An ecommerce application to connect all the super shop<text:span text:style-name="T89">s</text:span> of <text:soft-page-break/>Bangladesh.</text:p>
            <text:p text:style-name="P2"/>
            <text:p text:style-name="P25">I wrote admin panel, apis for mobiles and android app of this project. Default django admin panel was used here and has most of the ecommerce functionalities.This project is still ongoing.</text:p>
            <text:p text:style-name="P14"/>
            <text:p text:style-name="P24"><text:bookmark-start text:name="__DdeLink__292_15833082051"/><text:span text:style-name="T61">Technology used:</text:span><text:span text:style-name="T9"> </text:span>Django, django-rest-framework, postgresql, nginx, gunicorn, <text:bookmark-end text:name="__DdeLink__292_15833082051"/><text:span text:style-name="T51">DigitalOcen</text:span></text:p>
            <text:p text:style-name="P3"/>
            <text:p text:style-name="P49"><text:span text:style-name="Internet_20_link"><text:span text:style-name="T24">You can check the product</text:span></text:span><text:span text:style-name="Internet_20_link"><text:span text:style-name="T18"> </text:span></text:span><text:a xlink:type="simple" xlink:href="https://play.google.com/store/apps/details?id=io.yukti.gofresh" text:style-name="Internet_20_link" text:visited-style-name="Visited_20_Internet_20_Link"><text:span text:style-name="Internet_20_link">here</text:span></text:a><text:span text:style-name="Internet_20_link"><text:span text:style-name="T18">.</text:span></text:span></text:p>
            <text:p text:style-name="P3"/>
          </table:table-cell>
        </table:table-row>
        <table:table-row>
          <table:table-cell table:style-name="Table6.A9" office:value-type="string">
            <text:list xml:id="list1271469704" text:style-name="WWNum2">
              <text:list-header>
                <text:p text:style-name="P73">Wordforge</text:p>
                <text:p text:style-name="P74"><text:span text:style-name="T11">A</text:span><text:span text:style-name="T10"> Localization tool.</text:span></text:p>
                <text:p text:style-name="P75"/>
                <text:p text:style-name="P76">Wordforge is a Sourceforge.net project which is a <text:s/>localization tool targeted for easing the process of localization by providing many automated features. My job is to carry out research and implement new features in this tool (Wordforge) that accelerates the whole localization process, ensures error free localization and enables novice localizers to localize with ease.</text:p>
                <text:p text:style-name="P76"/>
              </text:list-header>
            </text:list>
            <text:p text:style-name="P51"><text:span text:style-name="T64">Technology used:</text:span><text:span text:style-name="T59"> </text:span><text:span text:style-name="T74">python, pyqt.</text:span></text:p>
            <text:p text:style-name="P52"/>
            <text:list xml:id="list192242293066656" text:continue-numbering="true" text:style-name="WWNum2">
              <text:list-header>
                <text:p text:style-name="P77"><text:span text:style-name="T10">The details of the project can be found </text:span><text:a xlink:type="simple" xlink:href="https://sourceforge.net/projects/wordforge2/" text:style-name="Internet_20_link" text:visited-style-name="Visited_20_Internet_20_Link"><text:span text:style-name="T10">her</text:span></text:a><text:a xlink:type="simple" xlink:href="https://sourceforge.net/projects/wordforge2/" text:style-name="Internet_20_link" text:visited-style-name="Visited_20_Internet_20_Link"><text:span text:style-name="T12">e</text:span></text:a><text:span text:style-name="T12">.</text:span></text:p>
                <text:p text:style-name="P78"/>
              </text:list-header>
            </text:list>
          </table:table-cell>
        </table:table-row>
        <table:table-row>
          <table:table-cell table:style-name="Table6.A9" office:value-type="string">
            <text:p text:style-name="P60">Dhaka Marathon</text:p>
            <text:p text:style-name="P59">Runner tracking app.</text:p>
            <text:p text:style-name="Table_20_Contents"/>
            <text:p text:style-name="P58">Developed a offline app to track runners elapsed timing scanning qr code <text:span text:style-name="T82">when they come to final points </text:span>and generate final result report.</text:p>
            <text:p text:style-name="P58"/>
            <text:p text:style-name="P10"><text:span text:style-name="T66">Technology used:</text:span><text:span text:style-name="T67"> </text:span><text:span text:style-name="T76">Android Sdk, </text:span><text:span text:style-name="T20">Zxing barcode scanning library, sqlite</text:span></text:p>
            <text:p text:style-name="P31"/>
            <text:p text:style-name="P26"><text:span text:style-name="T20">P</text:span><text:span text:style-name="T19">roject website is </text:span><text:a xlink:type="simple" xlink:href="https://dhm2019.dhakahalfmarathon.com/" text:style-name="Internet_20_link" text:visited-style-name="Visited_20_Internet_20_Link">here</text:a><text:span text:style-name="T19">.</text:span></text:p>
          </table:table-cell>
        </table:table-row>
      </table:table>
      <text:p text:style-name="P39"/>
      <text:p text:style-name="Standard"/>
      <table:table table:name="Table7" table:style-name="Table7">
        <table:table-column table:style-name="Table7.A"/>
        <table:table-row table:style-name="Table7.1">
          <table:table-cell table:style-name="Table7.A1" office:value-type="string">
            <text:p text:style-name="P15">Undergraduate thesis</text:p>
            <text:p text:style-name="P3"/>
          </table:table-cell>
        </table:table-row>
        <table:table-row table:style-name="Table7.1">
          <table:table-cell table:style-name="Table7.A1" office:value-type="string">
            <text:list xml:id="list2638526896" text:style-name="WWNum4">
              <text:list-header>
                <text:p text:style-name="P71">Titled <text:span text:style-name="T85">"</text:span><text:span text:style-name="T86">Pattern matching algorithm analysis and their implementation on bioinformatics</text:span><text:span text:style-name="T85">"</text:span><text:span text:style-name="T60"> </text:span>Based on the analysis of different multiple sequence alignment algorithms and their performance measurement on building phylogenetic tree.</text:p>
              </text:list-header>
            </text:list>
          </table:table-cell>
        </table:table-row>
      </table:table>
      <text:p text:style-name="Standard"/>
      <table:table table:name="Table4" table:style-name="Table4">
        <table:table-column table:style-name="Table4.A"/>
        <table:table-column table:style-name="Table4.B"/>
        <table:table-row>
          <table:table-cell table:style-name="Table4.A1" table:number-columns-spanned="2" office:value-type="string">
            <text:p text:style-name="P57">Online Profiles</text:p>
          </table:table-cell>
          <table:covered-table-cell/>
        </table:table-row>
        <table:table-row>
          <table:table-cell table:style-name="Table4.A1" office:value-type="string">
            <text:p text:style-name="P56">Github</text:p>
          </table:table-cell>
          <table:table-cell table:style-name="Table4.A1" office:value-type="string">
            <text:p text:style-name="Table_20_Contents"><text:a xlink:type="simple" xlink:href="https://github.com/goutomroy/" text:style-name="Internet_20_link" text:visited-style-name="Visited_20_Internet_20_Link">https://github.com/goutomroy/</text:a></text:p>
          </table:table-cell>
        </table:table-row>
        <table:table-row>
          <table:table-cell table:style-name="Table4.A1" office:value-type="string">
            <text:p text:style-name="P56">AngelList</text:p>
          </table:table-cell>
          <table:table-cell table:style-name="Table4.A1" office:value-type="string">
            <text:p text:style-name="Table_20_Contents"><text:a xlink:type="simple" xlink:href="https://angel.co/goutom-roy" text:style-name="Internet_20_link" text:visited-style-name="Visited_20_Internet_20_Link">https://angel.co/goutom-roy</text:a></text:p>
          </table:table-cell>
        </table:table-row>
      </table:table>
      <text:p text:style-name="Standard"><text:soft-page-break/></text:p>
      <table:table table:name="Table8" table:style-name="Table8">
        <table:table-column table:style-name="Table8.A" table:number-columns-repeated="2"/>
        <table:table-row table:style-name="Table8.1">
          <table:table-cell table:style-name="Table8.A1" table:number-columns-spanned="2" office:value-type="string">
            <text:p text:style-name="P36"/>
            <text:p text:style-name="P15">Job <text:span text:style-name="T53">E</text:span>xperience<text:span text:style-name="T94">s</text:span></text:p>
            <text:p text:style-name="P3"/>
          </table:table-cell>
          <table:covered-table-cell/>
        </table:table-row>
        <table:table-row table:style-name="Table8.2">
          <table:table-cell table:style-name="Table8.A1" office:value-type="string">
            <text:p text:style-name="P62"><text:a xlink:type="simple" xlink:href="https://www.workjapan.jp/" text:style-name="Internet_20_link" text:visited-style-name="Visited_20_Internet_20_Link"><text:span text:style-name="T90">WORK JAPAN Co.,Ltd</text:span></text:a></text:p>
          </table:table-cell>
          <table:table-cell table:style-name="Table8.A1" office:value-type="string">
            <text:p text:style-name="P66">As lead <text:span text:style-name="T95">A</text:span>ndroid developer as well as backend service developer.</text:p>
            <text:p text:style-name="P82">July 2017 to present.</text:p>
          </table:table-cell>
        </table:table-row>
        <table:table-row table:style-name="Table8.2">
          <table:table-cell table:style-name="Table8.A1" office:value-type="string">
            <text:p text:style-name="P62"><text:a xlink:type="simple" xlink:href="https://www.aplombtechbd.com/" text:style-name="Internet_20_link" text:visited-style-name="Visited_20_Internet_20_Link"><text:span text:style-name="T90">AplombTech BD </text:span></text:a><text:a xlink:type="simple" xlink:href="https://www.aplombtechbd.com/" text:style-name="Internet_20_link" text:visited-style-name="Visited_20_Internet_20_Link"><text:span text:style-name="T90">Ltd.</text:span></text:a></text:p>
          </table:table-cell>
          <table:table-cell table:style-name="Table8.A1" office:value-type="string">
            <text:p text:style-name="P63">As a Android Developer.</text:p>
            <text:p text:style-name="P63"><text:span text:style-name="T97">February</text:span> 2016 to June 2017</text:p>
            <text:p text:style-name="P63"/>
          </table:table-cell>
        </table:table-row>
        <table:table-row table:style-name="Table8.4">
          <table:table-cell table:style-name="Table8.A1" office:value-type="string">
            <text:p text:style-name="P92"><text:a xlink:type="simple" xlink:href="http://www.thriftyhipster.com/" text:style-name="Internet_20_link" text:visited-style-name="Visited_20_Internet_20_Link"><text:span text:style-name="T91">Thrifty Hipster</text:span></text:a></text:p>
          </table:table-cell>
          <table:table-cell table:style-name="Table8.A1" office:value-type="string">
            <text:list xml:id="list192241915490831" text:continue-numbering="true" text:style-name="WWNum4">
              <text:list-header>
                <text:p text:style-name="P79">As <text:span text:style-name="T95">Full Stack (</text:span>Python, Django, <text:span text:style-name="T95">Android)</text:span> Developer.</text:p>
                <text:p text:style-name="P80"><text:span text:style-name="T94">March</text:span> 201<text:span text:style-name="T94">4</text:span> to <text:span text:style-name="T94">J</text:span>anuary 201<text:span text:style-name="T95">6</text:span></text:p>
              </text:list-header>
            </text:list>
          </table:table-cell>
        </table:table-row>
        <table:table-row table:style-name="Table8.1">
          <table:table-cell table:style-name="Table8.A1" office:value-type="string">
            <text:p text:style-name="P62"><text:a xlink:type="simple" xlink:href="https://www.surroundapps.com/" text:style-name="Internet_20_link" text:visited-style-name="Visited_20_Internet_20_Link"><text:span text:style-name="T90">SurroundApps Inc. Ltd.</text:span></text:a></text:p>
            <text:p text:style-name="P69"/>
            <text:p text:style-name="P69"/>
          </table:table-cell>
          <table:table-cell table:style-name="Table8.A1" office:value-type="string">
            <text:p text:style-name="P62"><text:span text:style-name="T92">As a Python/</text:span><text:span text:style-name="T93">Django</text:span><text:span text:style-name="T92"> D</text:span>eveloper.</text:p>
            <text:p text:style-name="P62">November 2012 to February 2014</text:p>
          </table:table-cell>
        </table:table-row>
        <table:table-row table:style-name="Table8.1">
          <table:table-cell table:style-name="Table8.A1" office:value-type="string">
            <text:list xml:id="list192241322174650" text:continue-numbering="true" text:style-name="WWNum4">
              <text:list-header>
                <text:p text:style-name="P81"><text:a xlink:type="simple" xlink:href="https://www.linkedin.com/company/ankur-ict-development-foundation/" text:style-name="Internet_20_link" text:visited-style-name="Visited_20_Internet_20_Link">Ankur ICT Development Foundation</text:a></text:p>
              </text:list-header>
            </text:list>
          </table:table-cell>
          <table:table-cell table:style-name="Table8.A1" office:value-type="string">
            <text:p text:style-name="P67">As a Python Developer.</text:p>
            <text:p text:style-name="P67">January 2010 to September 2012</text:p>
          </table:table-cell>
        </table:table-row>
      </table:table>
      <text:p text:style-name="Standard"/>
      <table:table table:name="Table9" table:style-name="Table9">
        <table:table-column table:style-name="Table9.A"/>
        <table:table-row table:style-name="Table9.1">
          <table:table-cell table:style-name="Table9.A1" office:value-type="string">
            <text:p text:style-name="P15">Education</text:p>
          </table:table-cell>
        </table:table-row>
        <table:table-row table:style-name="Table9.2">
          <table:table-cell table:style-name="Table9.A1" office:value-type="string">
            <text:p text:style-name="P11">2005 – 2010, <text:s/>Department of <text:span text:style-name="T13">Computer <text:s/>Science &amp; Engineering , <text:s/></text:span><text:span text:style-name="T10">Shahjalal University of Science and Technology.</text:span></text:p>
          </table:table-cell>
        </table:table-row>
      </table:table>
      <text:p text:style-name="Standard"/>
      <table:table table:name="Table10" table:style-name="Table10">
        <table:table-column table:style-name="Table10.A"/>
        <table:table-row table:style-name="Table10.1">
          <table:table-cell table:style-name="Table10.A1" office:value-type="string">
            <text:p text:style-name="P15">Reference</text:p>
          </table:table-cell>
        </table:table-row>
        <table:table-row table:style-name="Table10.2">
          <table:table-cell table:style-name="Table10.A1" office:value-type="string">
            <text:p text:style-name="P24">Professor Dr. Md. ZafarIqbal</text:p>
            <text:p text:style-name="P24">Head,Department of Computer Science and Engineering</text:p>
            <text:p text:style-name="P24">Shahjalal University of Science and Technology</text:p>
            <text:p text:style-name="P24">Sylhet – 3114, Bangladesh</text:p>
            <text:p text:style-name="P24">Phone (PABX):(88)–0821–713850 / 714479-154</text:p>
            <text:p text:style-name="P24">Email: mzi@sust.edu</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Publico" svg:font-family="Publico, Times, 'Times New Roman', serif"/>
    <style:font-face style:name="apple-system" svg:font-family="apple-system, BlinkMacSystemFont, 'Segoe UI', Helvetica, Arial, sans-serif, 'Apple Color Emoji', 'Segoe UI Emoji', 'Segoe UI Symbol'"/>
    <style:font-face style:name="Calibri1" svg:font-family="Calibr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in" fo:margin-bottom="0in" loext:contextual-spacing="false" fo:line-height="100%" fo:keep-with-next="always"/>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margin-top="0in" fo:margin-bottom="0in" loext:contextual-spacing="false"/>
    </style:style>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Heading_20_1" style:display-name="Heading 1" style:family="paragraph" style:parent-style-name="Heading" style:class="text">
      <style:paragraph-properties fo:margin-top="0in" fo:margin-bottom="0in" loext:contextual-spacing="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Copperplate Gothic Bold" fo:font-family="'Copperplate Gothic Bold'" style:font-family-generic="roman" style:font-pitch="variable" fo:font-size="15pt" fo:font-weight="bold" style:font-name-asian="Times New Roman" style:font-family-asian="'Times New Roman'" style:font-family-generic-asian="system" style:font-pitch-asian="variable" style:font-size-asian="15pt" style:font-weight-asian="bold" style:font-name-complex="Times New Roman" style:font-family-complex="'Times New Roman'" style:font-family-generic-complex="system" style:font-pitch-complex="variable" style:font-size-complex="12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fo:font-size="10pt" style:font-name-complex="Wingdings1" style:font-family-complex="Wingdings"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8"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56:00</meta:creation-date>
    <meta:initial-creator>goutom roy</meta:initial-creator>
    <dc:language>en-US</dc:language>
    <dc:date>2019-04-04T19:22:40.713662496</dc:date>
    <meta:editing-cycles>117</meta:editing-cycles>
    <meta:editing-duration>PT14H44M13S</meta:editing-duration>
    <meta:generator>LibreOffice/6.0.3.2$Linux_X86_64 LibreOffice_project/00m0$Build-2</meta:generator>
    <meta:document-statistic meta:table-count="10" meta:image-count="0" meta:object-count="0" meta:page-count="5" meta:paragraph-count="110" meta:word-count="1106" meta:character-count="7335" meta:non-whitespace-character-count="633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